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// deallock</text:p>
      <text:p text:style-name="PreformattedText"/>
      <text:p text:style-name="PreformattedText">#include &lt;stdio.h&gt;</text:p>
      <text:p text:style-name="PreformattedText">#include &lt;stdbool.h&gt;</text:p>
      <text:p text:style-name="PreformattedText"/>
      <text:p text:style-name="PreformattedText">#define n 5</text:p>
      <text:p text:style-name="PreformattedText">#define m 3</text:p>
      <text:p text:style-name="PreformattedText"/>
      <text:p text:style-name="PreformattedText">void calculateNeed(int need[n][m], int max[n][m], int alloc[n][m]) {</text:p>
      <text:p text:style-name="PreformattedText"><text:s text:c="4"/>for (int i = 0; i &lt; n; i++) {</text:p>
      <text:p text:style-name="PreformattedText"><text:s text:c="8"/>for (int j = 0; j &lt; m; j++) {</text:p>
      <text:p text:style-name="PreformattedText"><text:s text:c="12"/>need[i][j] = max[i][j] - alloc[i][j];</text:p>
      <text:p text:style-name="PreformattedText"><text:s text:c="8"/>}</text:p>
      <text:p text:style-name="PreformattedText"><text:s text:c="4"/>}</text:p>
      <text:p text:style-name="PreformattedText">}</text:p>
      <text:p text:style-name="PreformattedText"/>
      <text:p text:style-name="PreformattedText">bool isSafe(int avail[m], int max[n][m], int alloc[n][m]) {</text:p>
      <text:p text:style-name="PreformattedText"><text:s text:c="4"/>int need[n][m];</text:p>
      <text:p text:style-name="PreformattedText"><text:s text:c="4"/>calculateNeed(need, max, alloc);</text:p>
      <text:p text:style-name="PreformattedText"><text:s text:c="4"/>bool finish[n] = {false};</text:p>
      <text:p text:style-name="PreformattedText"><text:s text:c="4"/>int safeSeq[n];</text:p>
      <text:p text:style-name="PreformattedText"><text:s text:c="4"/>int count = 0;</text:p>
      <text:p text:style-name="PreformattedText"/>
      <text:p text:style-name="PreformattedText"><text:s text:c="4"/>while (count &lt; n) {</text:p>
      <text:p text:style-name="PreformattedText"><text:s text:c="8"/>bool found = false;</text:p>
      <text:p text:style-name="PreformattedText"><text:s text:c="8"/>for (int p = 0; p &lt; n; p++) {</text:p>
      <text:p text:style-name="PreformattedText"><text:s text:c="12"/>if (!finish[p]) {</text:p>
      <text:p text:style-name="PreformattedText"><text:s text:c="16"/>bool canProceed = true;</text:p>
      <text:p text:style-name="PreformattedText"><text:s text:c="16"/>for (int j = 0; j &lt; m; j++) {</text:p>
      <text:p text:style-name="PreformattedText"><text:s text:c="20"/>if (need[p][j] &gt; avail[j]) {</text:p>
      <text:p text:style-name="PreformattedText"><text:s text:c="24"/>canProceed = false;</text:p>
      <text:p text:style-name="PreformattedText"><text:s text:c="24"/>break;</text:p>
      <text:p text:style-name="PreformattedText"><text:s text:c="20"/>}</text:p>
      <text:p text:style-name="PreformattedText"><text:s text:c="16"/>}</text:p>
      <text:p text:style-name="PreformattedText"><text:s text:c="16"/>if (canProceed) {</text:p>
      <text:p text:style-name="PreformattedText"><text:s text:c="20"/>for (int j = 0; j &lt; m; j++) {</text:p>
      <text:p text:style-name="PreformattedText"><text:s text:c="24"/>avail[j] += alloc[p][j];</text:p>
      <text:p text:style-name="PreformattedText"><text:s text:c="20"/>}</text:p>
      <text:p text:style-name="PreformattedText"><text:s text:c="20"/>finish[p] = true;</text:p>
      <text:p text:style-name="PreformattedText"><text:s text:c="20"/>safeSeq[count++] = p;</text:p>
      <text:p text:style-name="PreformattedText"><text:s text:c="20"/>found = true;</text:p>
      <text:p text:style-name="PreformattedText"><text:s text:c="16"/>}</text:p>
      <text:p text:style-name="PreformattedText"><text:s text:c="12"/>}</text:p>
      <text:p text:style-name="PreformattedText"><text:s text:c="8"/>}</text:p>
      <text:p text:style-name="PreformattedText"><text:s text:c="8"/>if (!found) {</text:p>
      <text:p text:style-name="PreformattedText"><text:s text:c="12"/>printf("The system is not in a safe state.\n");</text:p>
      <text:p text:style-name="PreformattedText"><text:s text:c="12"/>return false;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printf("Following is the SAFE Sequence:\n");</text:p>
      <text:p text:style-name="PreformattedText"><text:s text:c="4"/>for (int i = 0; i &lt; n; i++) {</text:p>
      <text:p text:style-name="PreformattedText"><text:s text:c="8"/>printf(" P%d", safeSeq[i]);</text:p>
      <text:p text:style-name="PreformattedText"><text:s text:c="8"/>if (i &lt; n - 1) printf(" -&gt;");</text:p>
      <text:p text:style-name="PreformattedText"><text:s text:c="4"/>}</text:p>
      <text:soft-page-break/>
      <text:p text:style-name="PreformattedText"><text:s text:c="4"/>printf("\n");</text:p>
      <text:p text:style-name="PreformattedText"><text:s text:c="4"/>return true;</text:p>
      <text:p text:style-name="PreformattedText">}</text:p>
      <text:p text:style-name="PreformattedText"/>
      <text:p text:style-name="PreformattedText">bool requestResources(int pid, int request[m], int avail[m], int max[n][m], int alloc[n][m]) {</text:p>
      <text:p text:style-name="PreformattedText"><text:s text:c="4"/>int need[n][m];</text:p>
      <text:p text:style-name="PreformattedText"><text:s text:c="4"/>calculateNeed(need, max, alloc);</text:p>
      <text:p text:style-name="PreformattedText"/>
      <text:p text:style-name="PreformattedText"><text:s text:c="4"/>for (int i = 0; i &lt; m; i++) {</text:p>
      <text:p text:style-name="PreformattedText"><text:s text:c="8"/>if (request[i] &gt; need[pid][i]) {</text:p>
      <text:p text:style-name="PreformattedText"><text:s text:c="12"/>printf("Error: Process has exceeded its maximum claim.\n");</text:p>
      <text:p text:style-name="PreformattedText"><text:s text:c="12"/>return false;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for (int i = 0; i &lt; m; i++) {</text:p>
      <text:p text:style-name="PreformattedText"><text:s text:c="8"/>if (request[i] &gt; avail[i]) {</text:p>
      <text:p text:style-name="PreformattedText"><text:s text:c="12"/>printf("Resources are not available right now.\n");</text:p>
      <text:p text:style-name="PreformattedText"><text:s text:c="12"/>return false;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for (int i = 0; i &lt; m; i++) {</text:p>
      <text:p text:style-name="PreformattedText"><text:s text:c="8"/>avail[i] -= request[i];</text:p>
      <text:p text:style-name="PreformattedText"><text:s text:c="8"/>alloc[pid][i] += request[i];</text:p>
      <text:p text:style-name="PreformattedText"><text:s text:c="8"/>need[pid][i] -= request[i];</text:p>
      <text:p text:style-name="PreformattedText"><text:s text:c="4"/>}</text:p>
      <text:p text:style-name="PreformattedText"/>
      <text:p text:style-name="PreformattedText"><text:s text:c="4"/>if (isSafe(avail, max, alloc)) {</text:p>
      <text:p text:style-name="PreformattedText"><text:s text:c="8"/>return true;</text:p>
      <text:p text:style-name="PreformattedText"><text:s text:c="4"/>} else {</text:p>
      <text:p text:style-name="PreformattedText"><text:s text:c="8"/>for (int i = 0; i &lt; m; i++) {</text:p>
      <text:p text:style-name="PreformattedText"><text:s text:c="12"/>avail[i] += request[i];</text:p>
      <text:p text:style-name="PreformattedText"><text:s text:c="12"/>alloc[pid][i] -= request[i];</text:p>
      <text:p text:style-name="PreformattedText"><text:s text:c="12"/>need[pid][i] += request[i];</text:p>
      <text:p text:style-name="PreformattedText"><text:s text:c="8"/>}</text:p>
      <text:p text:style-name="PreformattedText"><text:s text:c="8"/>printf("Request cannot be granted as it leaves the system in an unsafe state.\n");</text:p>
      <text:p text:style-name="PreformattedText"><text:s text:c="8"/>return false;</text:p>
      <text:p text:style-name="PreformattedText"><text:s text:c="4"/>}</text:p>
      <text:p text:style-name="PreformattedText">}</text:p>
      <text:p text:style-name="PreformattedText"/>
      <text:p text:style-name="PreformattedText">int main() {</text:p>
      <text:p text:style-name="PreformattedText"><text:s text:c="4"/>int alloc[n][m] = {</text:p>
      <text:p text:style-name="PreformattedText"><text:s text:c="8"/>{0, 1, 0},</text:p>
      <text:p text:style-name="PreformattedText"><text:s text:c="8"/>{2, 0, 0},</text:p>
      <text:p text:style-name="PreformattedText"><text:s text:c="8"/>{3, 0, 2},</text:p>
      <text:p text:style-name="PreformattedText"><text:s text:c="8"/>{2, 1, 1},</text:p>
      <text:p text:style-name="PreformattedText"><text:s text:c="8"/>{0, 0, 2}</text:p>
      <text:p text:style-name="PreformattedText"><text:s text:c="4"/>};</text:p>
      <text:p text:style-name="PreformattedText"/>
      <text:p text:style-name="PreformattedText"><text:s text:c="4"/>int max[n][m] = {</text:p>
      <text:p text:style-name="PreformattedText"><text:s text:c="8"/>{7, 5, 3},</text:p>
      <text:p text:style-name="PreformattedText"><text:s text:c="8"/>{3, 2, 2},</text:p>
      <text:p text:style-name="PreformattedText"><text:s text:c="8"/>{9, 0, 2},</text:p>
      <text:p text:style-name="PreformattedText"><text:s text:c="8"/>{2, 2, 2},</text:p>
      <text:p text:style-name="PreformattedText"><text:s text:c="8"/>{4, 3, 3}</text:p>
      <text:p text:style-name="PreformattedText"><text:s text:c="4"/>};</text:p>
      <text:p text:style-name="PreformattedText"/>
      <text:p text:style-name="PreformattedText"><text:s text:c="4"/>int avail[m] = {3, 3, 2};</text:p>
      <text:p text:style-name="PreformattedText"/>
      <text:p text:style-name="PreformattedText"><text:s text:c="4"/>isSafe(avail, max, alloc);</text:p>
      <text:p text:style-name="PreformattedText"/>
      <text:p text:style-name="PreformattedText"><text:s text:c="4"/>int request[m] = {1, 0, 2};</text:p>
      <text:p text:style-name="PreformattedText"><text:s text:c="4"/>int pid = 1;</text:p>
      <text:p text:style-name="PreformattedText"/>
      <text:p text:style-name="PreformattedText"><text:s text:c="4"/>if (requestResources(pid, request, avail, max, alloc)) {</text:p>
      <text:p text:style-name="PreformattedText"><text:s text:c="8"/>printf("Resources allocated successfully.\n");</text:p>
      <text:p text:style-name="PreformattedText"><text:s text:c="4"/>}</text:p>
      <text:p text:style-name="PreformattedText"/>
      <text:p text:style-name="PreformattedText"><text:s text:c="4"/>return 0;</text:p>
      <text:p text:style-name="PreformattedText">}</text:p>
      <text:p text:style-name="PreformattedText"/>
      <text:p text:style-name="PreformattedText">// mem allo fix</text:p>
      <text:p text:style-name="PreformattedText"/>
      <text:p text:style-name="PreformattedText">#include &lt;stdio.h&gt;</text:p>
      <text:p text:style-name="PreformattedText">#include &lt;stdbool.h&gt;</text:p>
      <text:p text:style-name="PreformattedText">#include &lt;limits.h&gt;</text:p>
      <text:p text:style-name="PreformattedText"/>
      <text:p text:style-name="PreformattedText">#define MAX_PARTITIONS 5</text:p>
      <text:p text:style-name="PreformattedText">#define MAX_PROCESSES 4</text:p>
      <text:p text:style-name="PreformattedText"/>
      <text:p text:style-name="PreformattedText">void firstFit(int partitions[], int n_partitions, int processes[], int n_processes) {</text:p>
      <text:p text:style-name="PreformattedText"><text:s text:c="4"/>bool isAllocated[MAX_PARTITIONS] = {false};</text:p>
      <text:p text:style-name="PreformattedText"><text:s text:c="4"/>int allocation[MAX_PROCESSES];</text:p>
      <text:p text:style-name="PreformattedText"><text:s text:c="4"/></text:p>
      <text:p text:style-name="PreformattedText"><text:s text:c="4"/>for (int i = 0; i &lt; n_processes; i++)</text:p>
      <text:p text:style-name="PreformattedText"><text:s text:c="8"/>allocation[i] = -1;</text:p>
      <text:p text:style-name="PreformattedText"><text:s text:c="4"/></text:p>
      <text:p text:style-name="PreformattedText"><text:s text:c="4"/>for (int i = 0; i &lt; n_processes; i++) {</text:p>
      <text:p text:style-name="PreformattedText"><text:s text:c="8"/>for (int j = 0; j &lt; n_partitions; j++) {</text:p>
      <text:p text:style-name="PreformattedText"><text:s text:c="12"/>if (!isAllocated[j] &amp;&amp; partitions[j] &gt;= processes[i]) {</text:p>
      <text:p text:style-name="PreformattedText"><text:s text:c="16"/>allocation[i] = j;</text:p>
      <text:p text:style-name="PreformattedText"><text:s text:c="16"/>isAllocated[j] = true;</text:p>
      <text:p text:style-name="PreformattedText"><text:s text:c="16"/>break;</text:p>
      <text:p text:style-name="PreformattedText"><text:s text:c="12"/>}</text:p>
      <text:p text:style-name="PreformattedText"><text:s text:c="8"/>}</text:p>
      <text:p text:style-name="PreformattedText"><text:s text:c="4"/>}</text:p>
      <text:p text:style-name="PreformattedText"><text:s text:c="4"/></text:p>
      <text:p text:style-name="PreformattedText"><text:s text:c="4"/>printf("\nFirst Fit Allocation:\n");</text:p>
      <text:p text:style-name="PreformattedText"><text:s text:c="4"/>for (int i = 0; i &lt; n_processes; i++) {</text:p>
      <text:p text:style-name="PreformattedText"><text:s text:c="8"/>printf("Process %d: ", i + 1);</text:p>
      <text:p text:style-name="PreformattedText"><text:s text:c="8"/>if (allocation[i] != -1)</text:p>
      <text:p text:style-name="PreformattedText"><text:s text:c="12"/>printf("Allocated to Partition %d\n", allocation[i] + 1);</text:p>
      <text:p text:style-name="PreformattedText"><text:s text:c="8"/>else</text:p>
      <text:p text:style-name="PreformattedText"><text:s text:c="12"/>printf("Not Allocated\n");</text:p>
      <text:p text:style-name="PreformattedText"><text:s text:c="4"/>}</text:p>
      <text:p text:style-name="PreformattedText">}</text:p>
      <text:p text:style-name="PreformattedText"/>
      <text:p text:style-name="PreformattedText">void bestFit(int partitions[], int n_partitions, int processes[], int n_processes) {</text:p>
      <text:p text:style-name="PreformattedText"><text:s text:c="4"/>bool isAllocated[MAX_PARTITIONS] = {false};</text:p>
      <text:p text:style-name="PreformattedText"><text:s text:c="4"/>int allocation[MAX_PROCESSES];</text:p>
      <text:p text:style-name="PreformattedText"><text:s text:c="4"/></text:p>
      <text:p text:style-name="PreformattedText"><text:s text:c="4"/>for (int i = 0; i &lt; n_processes; i++)</text:p>
      <text:p text:style-name="PreformattedText"><text:s text:c="8"/>allocation[i] = -1;</text:p>
      <text:soft-page-break/>
      <text:p text:style-name="PreformattedText"><text:s text:c="4"/></text:p>
      <text:p text:style-name="PreformattedText"><text:s text:c="4"/>for (int i = 0; i &lt; n_processes; i++) {</text:p>
      <text:p text:style-name="PreformattedText"><text:s text:c="8"/>int best_idx = -1;</text:p>
      <text:p text:style-name="PreformattedText"><text:s text:c="8"/>int min_diff = INT_MAX;</text:p>
      <text:p text:style-name="PreformattedText"><text:s text:c="8"/></text:p>
      <text:p text:style-name="PreformattedText"><text:s text:c="8"/>for (int j = 0; j &lt; n_partitions; j++) {</text:p>
      <text:p text:style-name="PreformattedText"><text:s text:c="12"/>if (!isAllocated[j] &amp;&amp; partitions[j] &gt;= processes[i]) {</text:p>
      <text:p text:style-name="PreformattedText"><text:s text:c="16"/>if (partitions[j] - processes[i] &lt; min_diff) {</text:p>
      <text:p text:style-name="PreformattedText"><text:s text:c="20"/>min_diff = partitions[j] - processes[i];</text:p>
      <text:p text:style-name="PreformattedText"><text:s text:c="20"/>best_idx = j;</text:p>
      <text:p text:style-name="PreformattedText"><text:s text:c="16"/>}</text:p>
      <text:p text:style-name="PreformattedText"><text:s text:c="12"/>}</text:p>
      <text:p text:style-name="PreformattedText"><text:s text:c="8"/>}</text:p>
      <text:p text:style-name="PreformattedText"><text:s text:c="8"/></text:p>
      <text:p text:style-name="PreformattedText"><text:s text:c="8"/>if (best_idx != -1) {</text:p>
      <text:p text:style-name="PreformattedText"><text:s text:c="12"/>allocation[i] = best_idx;</text:p>
      <text:p text:style-name="PreformattedText"><text:s text:c="12"/>isAllocated[best_idx] = true;</text:p>
      <text:p text:style-name="PreformattedText"><text:s text:c="8"/>}</text:p>
      <text:p text:style-name="PreformattedText"><text:s text:c="4"/>}</text:p>
      <text:p text:style-name="PreformattedText"><text:s text:c="4"/></text:p>
      <text:p text:style-name="PreformattedText"><text:s text:c="4"/>printf("\nBest Fit Allocation:\n");</text:p>
      <text:p text:style-name="PreformattedText"><text:s text:c="4"/>for (int i = 0; i &lt; n_processes; i++) {</text:p>
      <text:p text:style-name="PreformattedText"><text:s text:c="8"/>printf("Process %d: ", i + 1);</text:p>
      <text:p text:style-name="PreformattedText"><text:s text:c="8"/>if (allocation[i] != -1)</text:p>
      <text:p text:style-name="PreformattedText"><text:s text:c="12"/>printf("Allocated to Partition %d\n", allocation[i] + 1);</text:p>
      <text:p text:style-name="PreformattedText"><text:s text:c="8"/>else</text:p>
      <text:p text:style-name="PreformattedText"><text:s text:c="12"/>printf("Not Allocated\n");</text:p>
      <text:p text:style-name="PreformattedText"><text:s text:c="4"/>}</text:p>
      <text:p text:style-name="PreformattedText">}</text:p>
      <text:p text:style-name="PreformattedText"/>
      <text:p text:style-name="PreformattedText">void worstFit(int partitions[], int n_partitions, int processes[], int n_processes) {</text:p>
      <text:p text:style-name="PreformattedText"><text:s text:c="4"/>bool isAllocated[MAX_PARTITIONS] = {false};</text:p>
      <text:p text:style-name="PreformattedText"><text:s text:c="4"/>int allocation[MAX_PROCESSES];</text:p>
      <text:p text:style-name="PreformattedText"><text:s text:c="4"/></text:p>
      <text:p text:style-name="PreformattedText"><text:s text:c="4"/>for (int i = 0; i &lt; n_processes; i++)</text:p>
      <text:p text:style-name="PreformattedText"><text:s text:c="8"/>allocation[i] = -1;</text:p>
      <text:p text:style-name="PreformattedText"><text:s text:c="4"/></text:p>
      <text:p text:style-name="PreformattedText"><text:s text:c="4"/>for (int i = 0; i &lt; n_processes; i++) {</text:p>
      <text:p text:style-name="PreformattedText"><text:s text:c="8"/>int worst_idx = -1;</text:p>
      <text:p text:style-name="PreformattedText"><text:s text:c="8"/>int max_diff = -1;</text:p>
      <text:p text:style-name="PreformattedText"><text:s text:c="8"/></text:p>
      <text:p text:style-name="PreformattedText"><text:s text:c="8"/>for (int j = 0; j &lt; n_partitions; j++) {</text:p>
      <text:p text:style-name="PreformattedText"><text:s text:c="12"/>if (!isAllocated[j] &amp;&amp; partitions[j] &gt;= processes[i]) {</text:p>
      <text:p text:style-name="PreformattedText"><text:s text:c="16"/>if (partitions[j] &gt; max_diff) {</text:p>
      <text:p text:style-name="PreformattedText"><text:s text:c="20"/>max_diff = partitions[j];</text:p>
      <text:p text:style-name="PreformattedText"><text:s text:c="20"/>worst_idx = j;</text:p>
      <text:p text:style-name="PreformattedText"><text:s text:c="16"/>}</text:p>
      <text:p text:style-name="PreformattedText"><text:s text:c="12"/>}</text:p>
      <text:p text:style-name="PreformattedText"><text:s text:c="8"/>}</text:p>
      <text:p text:style-name="PreformattedText"><text:s text:c="8"/></text:p>
      <text:p text:style-name="PreformattedText"><text:s text:c="8"/>if (worst_idx != -1) {</text:p>
      <text:p text:style-name="PreformattedText"><text:s text:c="12"/>allocation[i] = worst_idx;</text:p>
      <text:p text:style-name="PreformattedText"><text:s text:c="12"/>isAllocated[worst_idx] = true;</text:p>
      <text:p text:style-name="PreformattedText"><text:s text:c="8"/>}</text:p>
      <text:p text:style-name="PreformattedText"><text:s text:c="4"/>}</text:p>
      <text:p text:style-name="PreformattedText"><text:s text:c="4"/></text:p>
      <text:p text:style-name="PreformattedText"><text:s text:c="4"/>printf("\nWorst Fit Allocation:\n");</text:p>
      <text:p text:style-name="PreformattedText"><text:s text:c="4"/>for (int i = 0; i &lt; n_processes; i++) {</text:p>
      <text:p text:style-name="PreformattedText"><text:s text:c="8"/>printf("Process %d: ", i + 1);</text:p>
      <text:soft-page-break/>
      <text:p text:style-name="PreformattedText"><text:s text:c="8"/>if (allocation[i] != -1)</text:p>
      <text:p text:style-name="PreformattedText"><text:s text:c="12"/>printf("Allocated to Partition %d\n", allocation[i] + 1);</text:p>
      <text:p text:style-name="PreformattedText"><text:s text:c="8"/>else</text:p>
      <text:p text:style-name="PreformattedText"><text:s text:c="12"/>printf("Not Allocated\n");</text:p>
      <text:p text:style-name="PreformattedText"><text:s text:c="4"/>}</text:p>
      <text:p text:style-name="PreformattedText">}</text:p>
      <text:p text:style-name="PreformattedText"/>
      <text:p text:style-name="PreformattedText">int main() {</text:p>
      <text:p text:style-name="PreformattedText"><text:s text:c="4"/>int partitions[] = {150, 350};</text:p>
      <text:p text:style-name="PreformattedText"><text:s text:c="4"/>int processes[] = {300, 25, 125, 50};</text:p>
      <text:p text:style-name="PreformattedText"><text:s text:c="4"/>int n_partitions = sizeof(partitions) / sizeof(partitions[0]);</text:p>
      <text:p text:style-name="PreformattedText"><text:s text:c="4"/>int n_processes = sizeof(processes) / sizeof(processes[0]);</text:p>
      <text:p text:style-name="PreformattedText"><text:s text:c="4"/></text:p>
      <text:p text:style-name="PreformattedText"><text:s text:c="4"/>// First Fit</text:p>
      <text:p text:style-name="PreformattedText"><text:s text:c="4"/>firstFit(partitions, n_partitions, processes, n_processes);</text:p>
      <text:p text:style-name="PreformattedText"><text:s text:c="4"/></text:p>
      <text:p text:style-name="PreformattedText"><text:s text:c="4"/>// Best Fit</text:p>
      <text:p text:style-name="PreformattedText"><text:s text:c="4"/>bestFit(partitions, n_partitions, processes, n_processes);</text:p>
      <text:p text:style-name="PreformattedText"><text:s text:c="4"/></text:p>
      <text:p text:style-name="PreformattedText"><text:s text:c="4"/>// Worst Fit</text:p>
      <text:p text:style-name="PreformattedText"><text:s text:c="4"/>worstFit(partitions, n_partitions, processes, n_processes);</text:p>
      <text:p text:style-name="PreformattedText"><text:s text:c="4"/></text:p>
      <text:p text:style-name="PreformattedText"><text:s text:c="4"/>return 0;</text:p>
      <text:p text:style-name="PreformattedText">}</text:p>
      <text:p text:style-name="PreformattedText"/>
      <text:p text:style-name="PreformattedText">// mem allo var</text:p>
      <text:p text:style-name="PreformattedText"/>
      <text:p text:style-name="PreformattedText">#include &lt;stdio.h&gt;</text:p>
      <text:p text:style-name="PreformattedText">#include &lt;limits.h&gt;</text:p>
      <text:p text:style-name="PreformattedText"/>
      <text:p text:style-name="PreformattedText">#define MAX_PARTITIONS 5</text:p>
      <text:p text:style-name="PreformattedText">#define MAX_PROCESSES 4</text:p>
      <text:p text:style-name="PreformattedText"/>
      <text:p text:style-name="PreformattedText">void firstFit(int partitions[], int n_partitions, int processes[], int n_processes) {</text:p>
      <text:p text:style-name="PreformattedText"><text:s text:c="4"/>int allocation[MAX_PROCESSES];</text:p>
      <text:p text:style-name="PreformattedText"><text:s text:c="4"/></text:p>
      <text:p text:style-name="PreformattedText"><text:s text:c="4"/>// Initialize allocation array with -1</text:p>
      <text:p text:style-name="PreformattedText"><text:s text:c="4"/>for (int i = 0; i &lt; n_processes; i++)</text:p>
      <text:p text:style-name="PreformattedText"><text:s text:c="8"/>allocation[i] = -1;</text:p>
      <text:p text:style-name="PreformattedText"><text:s text:c="4"/></text:p>
      <text:p text:style-name="PreformattedText"><text:s text:c="4"/>// Allocate memory to each process using First Fit</text:p>
      <text:p text:style-name="PreformattedText"><text:s text:c="4"/>for (int i = 0; i &lt; n_processes; i++) {</text:p>
      <text:p text:style-name="PreformattedText"><text:s text:c="8"/>for (int j = 0; j &lt; n_partitions; j++) {</text:p>
      <text:p text:style-name="PreformattedText"><text:s text:c="12"/>if (partitions[j] &gt;= processes[i]) {</text:p>
      <text:p text:style-name="PreformattedText"><text:s text:c="16"/>allocation[i] = j;</text:p>
      <text:p text:style-name="PreformattedText"><text:s text:c="16"/>partitions[j] -= processes[i];</text:p>
      <text:p text:style-name="PreformattedText"><text:s text:c="16"/>break;</text:p>
      <text:p text:style-name="PreformattedText"><text:s text:c="12"/>}</text:p>
      <text:p text:style-name="PreformattedText"><text:s text:c="8"/>}</text:p>
      <text:p text:style-name="PreformattedText"><text:s text:c="4"/>}</text:p>
      <text:p text:style-name="PreformattedText"><text:s text:c="4"/></text:p>
      <text:p text:style-name="PreformattedText"><text:s text:c="4"/>// Print allocation results</text:p>
      <text:p text:style-name="PreformattedText"><text:s text:c="4"/>printf("\nFirst Fit Allocation:\n");</text:p>
      <text:p text:style-name="PreformattedText"><text:s text:c="4"/>for (int i = 0; i &lt; n_processes; i++) {</text:p>
      <text:p text:style-name="PreformattedText"><text:s text:c="8"/>printf("Process %d: ", i + 1);</text:p>
      <text:p text:style-name="PreformattedText"><text:s text:c="8"/>if (allocation[i] != -1)</text:p>
      <text:p text:style-name="PreformattedText"><text:s text:c="12"/>printf("Allocated to Partition %d\n", allocation[i] + 1);</text:p>
      <text:p text:style-name="PreformattedText"><text:s text:c="8"/>else</text:p>
      <text:p text:style-name="PreformattedText"><text:s text:c="12"/>printf("Not Allocated\n");</text:p>
      <text:soft-page-break/>
      <text:p text:style-name="PreformattedText"><text:s text:c="4"/>}</text:p>
      <text:p text:style-name="PreformattedText">}</text:p>
      <text:p text:style-name="PreformattedText"/>
      <text:p text:style-name="PreformattedText">void bestFit(int partitions[], int n_partitions, int processes[], int n_processes) {</text:p>
      <text:p text:style-name="PreformattedText"><text:s text:c="4"/>int allocation[MAX_PROCESSES];</text:p>
      <text:p text:style-name="PreformattedText"><text:s text:c="4"/></text:p>
      <text:p text:style-name="PreformattedText"><text:s text:c="4"/>// Initialize allocation array with -1</text:p>
      <text:p text:style-name="PreformattedText"><text:s text:c="4"/>for (int i = 0; i &lt; n_processes; i++)</text:p>
      <text:p text:style-name="PreformattedText"><text:s text:c="8"/>allocation[i] = -1;</text:p>
      <text:p text:style-name="PreformattedText"><text:s text:c="4"/></text:p>
      <text:p text:style-name="PreformattedText"><text:s text:c="4"/>// Allocate memory to each process using Best Fit</text:p>
      <text:p text:style-name="PreformattedText"><text:s text:c="4"/>for (int i = 0; i &lt; n_processes; i++) {</text:p>
      <text:p text:style-name="PreformattedText"><text:s text:c="8"/>int best_idx = -1;</text:p>
      <text:p text:style-name="PreformattedText"><text:s text:c="8"/>int min_diff = INT_MAX;</text:p>
      <text:p text:style-name="PreformattedText"><text:s text:c="8"/></text:p>
      <text:p text:style-name="PreformattedText"><text:s text:c="8"/>for (int j = 0; j &lt; n_partitions; j++) {</text:p>
      <text:p text:style-name="PreformattedText"><text:s text:c="12"/>if (partitions[j] &gt;= processes[i]) {</text:p>
      <text:p text:style-name="PreformattedText"><text:s text:c="16"/>if (partitions[j] - processes[i] &lt; min_diff) {</text:p>
      <text:p text:style-name="PreformattedText"><text:s text:c="20"/>min_diff = partitions[j] - processes[i];</text:p>
      <text:p text:style-name="PreformattedText"><text:s text:c="20"/>best_idx = j;</text:p>
      <text:p text:style-name="PreformattedText"><text:s text:c="16"/>}</text:p>
      <text:p text:style-name="PreformattedText"><text:s text:c="12"/>}</text:p>
      <text:p text:style-name="PreformattedText"><text:s text:c="8"/>}</text:p>
      <text:p text:style-name="PreformattedText"><text:s text:c="8"/></text:p>
      <text:p text:style-name="PreformattedText"><text:s text:c="8"/>if (best_idx != -1) {</text:p>
      <text:p text:style-name="PreformattedText"><text:s text:c="12"/>allocation[i] = best_idx;</text:p>
      <text:p text:style-name="PreformattedText"><text:s text:c="12"/>partitions[best_idx] -= processes[i];</text:p>
      <text:p text:style-name="PreformattedText"><text:s text:c="8"/>}</text:p>
      <text:p text:style-name="PreformattedText"><text:s text:c="4"/>}</text:p>
      <text:p text:style-name="PreformattedText"><text:s text:c="4"/></text:p>
      <text:p text:style-name="PreformattedText"><text:s text:c="4"/>// Print allocation results</text:p>
      <text:p text:style-name="PreformattedText"><text:s text:c="4"/>printf("\nBest Fit Allocation:\n");</text:p>
      <text:p text:style-name="PreformattedText"><text:s text:c="4"/>for (int i = 0; i &lt; n_processes; i++) {</text:p>
      <text:p text:style-name="PreformattedText"><text:s text:c="8"/>printf("Process %d: ", i + 1);</text:p>
      <text:p text:style-name="PreformattedText"><text:s text:c="8"/>if (allocation[i] != -1)</text:p>
      <text:p text:style-name="PreformattedText"><text:s text:c="12"/>printf("Allocated to Partition %d\n", allocation[i] + 1);</text:p>
      <text:p text:style-name="PreformattedText"><text:s text:c="8"/>else</text:p>
      <text:p text:style-name="PreformattedText"><text:s text:c="12"/>printf("Not Allocated\n");</text:p>
      <text:p text:style-name="PreformattedText"><text:s text:c="4"/>}</text:p>
      <text:p text:style-name="PreformattedText">}</text:p>
      <text:p text:style-name="PreformattedText"/>
      <text:p text:style-name="PreformattedText">void worstFit(int partitions[], int n_partitions, int processes[], int n_processes) {</text:p>
      <text:p text:style-name="PreformattedText"><text:s text:c="4"/>int allocation[MAX_PROCESSES];</text:p>
      <text:p text:style-name="PreformattedText"><text:s text:c="4"/></text:p>
      <text:p text:style-name="PreformattedText"><text:s text:c="4"/>// Initialize allocation array with -1</text:p>
      <text:p text:style-name="PreformattedText"><text:s text:c="4"/>for (int i = 0; i &lt; n_processes; i++)</text:p>
      <text:p text:style-name="PreformattedText"><text:s text:c="8"/>allocation[i] = -1;</text:p>
      <text:p text:style-name="PreformattedText"><text:s text:c="4"/></text:p>
      <text:p text:style-name="PreformattedText"><text:s text:c="4"/>// Allocate memory to each process using Worst Fit</text:p>
      <text:p text:style-name="PreformattedText"><text:s text:c="4"/>for (int i = 0; i &lt; n_processes; i++) {</text:p>
      <text:p text:style-name="PreformattedText"><text:s text:c="8"/>int worst_idx = -1;</text:p>
      <text:p text:style-name="PreformattedText"><text:s text:c="8"/>int max_diff = -1;</text:p>
      <text:p text:style-name="PreformattedText"><text:s text:c="8"/></text:p>
      <text:p text:style-name="PreformattedText"><text:s text:c="8"/>for (int j = 0; j &lt; n_partitions; j++) {</text:p>
      <text:p text:style-name="PreformattedText"><text:s text:c="12"/>if (partitions[j] &gt;= processes[i]) {</text:p>
      <text:p text:style-name="PreformattedText"><text:s text:c="16"/>if (partitions[j] &gt; max_diff) {</text:p>
      <text:p text:style-name="PreformattedText"><text:s text:c="20"/>max_diff = partitions[j];</text:p>
      <text:p text:style-name="PreformattedText"><text:s text:c="20"/>worst_idx = j;</text:p>
      <text:p text:style-name="PreformattedText"><text:s text:c="16"/>}</text:p>
      <text:soft-page-break/>
      <text:p text:style-name="PreformattedText"><text:s text:c="12"/>}</text:p>
      <text:p text:style-name="PreformattedText"><text:s text:c="8"/>}</text:p>
      <text:p text:style-name="PreformattedText"><text:s text:c="8"/></text:p>
      <text:p text:style-name="PreformattedText"><text:s text:c="8"/>if (worst_idx != -1) {</text:p>
      <text:p text:style-name="PreformattedText"><text:s text:c="12"/>allocation[i] = worst_idx;</text:p>
      <text:p text:style-name="PreformattedText"><text:s text:c="12"/>partitions[worst_idx] -= processes[i];</text:p>
      <text:p text:style-name="PreformattedText"><text:s text:c="8"/>}</text:p>
      <text:p text:style-name="PreformattedText"><text:s text:c="4"/>}</text:p>
      <text:p text:style-name="PreformattedText"><text:s text:c="4"/></text:p>
      <text:p text:style-name="PreformattedText"><text:s text:c="4"/>// Print allocation results</text:p>
      <text:p text:style-name="PreformattedText"><text:s text:c="4"/>printf("\nWorst Fit Allocation:\n");</text:p>
      <text:p text:style-name="PreformattedText"><text:s text:c="4"/>for (int i = 0; i &lt; n_processes; i++) {</text:p>
      <text:p text:style-name="PreformattedText"><text:s text:c="8"/>printf("Process %d: ", i + 1);</text:p>
      <text:p text:style-name="PreformattedText"><text:s text:c="8"/>if (allocation[i] != -1)</text:p>
      <text:p text:style-name="PreformattedText"><text:s text:c="12"/>printf("Allocated to Partition %d\n", allocation[i] + 1);</text:p>
      <text:p text:style-name="PreformattedText"><text:s text:c="8"/>else</text:p>
      <text:p text:style-name="PreformattedText"><text:s text:c="12"/>printf("Not Allocated\n");</text:p>
      <text:p text:style-name="PreformattedText"><text:s text:c="4"/>}</text:p>
      <text:p text:style-name="PreformattedText">}</text:p>
      <text:p text:style-name="PreformattedText"/>
      <text:p text:style-name="PreformattedText">int main() {</text:p>
      <text:p text:style-name="PreformattedText"><text:s text:c="4"/>// int partitions[] = {200, 400, 600, 800, 300, 250};</text:p>
      <text:p text:style-name="PreformattedText"><text:s text:c="4"/>// int processes[] = {357, 210, 468, 491};</text:p>
      <text:p text:style-name="PreformattedText"><text:s text:c="4"/>int partitions[] = {150, 350};</text:p>
      <text:p text:style-name="PreformattedText"><text:s text:c="4"/>int processes[] = {300, 25, 125, 50};</text:p>
      <text:p text:style-name="PreformattedText"><text:s text:c="4"/>int n_partitions = sizeof(partitions) / sizeof(partitions[0]);</text:p>
      <text:p text:style-name="PreformattedText"><text:s text:c="4"/>int n_processes = sizeof(processes) / sizeof(processes[0]);</text:p>
      <text:p text:style-name="PreformattedText"><text:s text:c="4"/></text:p>
      <text:p text:style-name="PreformattedText"><text:s text:c="4"/>int temp_partitions[MAX_PARTITIONS];</text:p>
      <text:p text:style-name="PreformattedText"><text:s text:c="4"/></text:p>
      <text:p text:style-name="PreformattedText"><text:s text:c="4"/>// First Fit</text:p>
      <text:p text:style-name="PreformattedText"><text:s text:c="4"/>for (int i = 0; i &lt; n_partitions; i++)</text:p>
      <text:p text:style-name="PreformattedText"><text:s text:c="8"/>temp_partitions[i] = partitions[i];</text:p>
      <text:p text:style-name="PreformattedText"><text:s text:c="4"/>firstFit(temp_partitions, n_partitions, processes, n_processes);</text:p>
      <text:p text:style-name="PreformattedText"><text:s text:c="4"/></text:p>
      <text:p text:style-name="PreformattedText"><text:s text:c="4"/>// Best Fit</text:p>
      <text:p text:style-name="PreformattedText"><text:s text:c="4"/>for (int i = 0; i &lt; n_partitions; i++)</text:p>
      <text:p text:style-name="PreformattedText"><text:s text:c="8"/>temp_partitions[i] = partitions[i];</text:p>
      <text:p text:style-name="PreformattedText"><text:s text:c="4"/>bestFit(temp_partitions, n_partitions, processes, n_processes);</text:p>
      <text:p text:style-name="PreformattedText"><text:s text:c="4"/></text:p>
      <text:p text:style-name="PreformattedText"><text:s text:c="4"/>// Worst Fit</text:p>
      <text:p text:style-name="PreformattedText"><text:s text:c="4"/>for (int i = 0; i &lt; n_partitions; i++)</text:p>
      <text:p text:style-name="PreformattedText"><text:s text:c="8"/>temp_partitions[i] = partitions[i];</text:p>
      <text:p text:style-name="PreformattedText"><text:s text:c="4"/>worstFit(temp_partitions, n_partitions, processes, n_processes);</text:p>
      <text:p text:style-name="PreformattedText"><text:s text:c="4"/></text:p>
      <text:p text:style-name="PreformattedText"><text:s text:c="4"/>return 0;</text:p>
      <text:p text:style-name="PreformattedText">}</text:p>
      <text:p text:style-name="PreformattedText"/>
      <text:p text:style-name="PreformattedText"/>
      <text:p text:style-name="PreformattedText">// replacement</text:p>
      <text:p text:style-name="PreformattedText"/>
      <text:p text:style-name="PreformattedText">#include &lt;stdio.h&gt;</text:p>
      <text:p text:style-name="PreformattedText">#include &lt;stdbool.h&gt;</text:p>
      <text:p text:style-name="PreformattedText">#include &lt;limits.h&gt;</text:p>
      <text:p text:style-name="PreformattedText"/>
      <text:p text:style-name="PreformattedText">#define MAX_FRAMES 10</text:p>
      <text:p text:style-name="PreformattedText">#define MAX_PAGES 20</text:p>
      <text:p text:style-name="PreformattedText"/>
      <text:p text:style-name="PreformattedText">bool pageExists(int frames[], int n_frames, int page) {</text:p>
      <text:soft-page-break/>
      <text:p text:style-name="PreformattedText"><text:s text:c="4"/>for (int i = 0; i &lt; n_frames; i++)</text:p>
      <text:p text:style-name="PreformattedText"><text:s text:c="8"/>if (frames[i] == page)</text:p>
      <text:p text:style-name="PreformattedText"><text:s text:c="12"/>return true;</text:p>
      <text:p text:style-name="PreformattedText"><text:s text:c="4"/>return false;</text:p>
      <text:p text:style-name="PreformattedText">}</text:p>
      <text:p text:style-name="PreformattedText"/>
      <text:p text:style-name="PreformattedText">void displayFrames(int frames[], int n_frames) {</text:p>
      <text:p text:style-name="PreformattedText"><text:s text:c="4"/>for (int i = 0; i &lt; n_frames; i++) {</text:p>
      <text:p text:style-name="PreformattedText"><text:s text:c="8"/>if (frames[i] == -1)</text:p>
      <text:p text:style-name="PreformattedText"><text:s text:c="12"/>printf("[ ] ");</text:p>
      <text:p text:style-name="PreformattedText"><text:s text:c="8"/>else</text:p>
      <text:p text:style-name="PreformattedText"><text:s text:c="12"/>printf("[%d] ", frames[i]);</text:p>
      <text:p text:style-name="PreformattedText"><text:s text:c="4"/>}</text:p>
      <text:p text:style-name="PreformattedText"><text:s text:c="4"/>printf("\n");</text:p>
      <text:p text:style-name="PreformattedText">}</text:p>
      <text:p text:style-name="PreformattedText"/>
      <text:p text:style-name="PreformattedText">void fifo(int pages[], int n_pages, int n_frames) {</text:p>
      <text:p text:style-name="PreformattedText"><text:s text:c="4"/>int frames[MAX_FRAMES], current = 0, hits = 0, faults = 0;</text:p>
      <text:p text:style-name="PreformattedText"><text:s text:c="4"/>for (int i = 0; i &lt; n_frames; i++) frames[i] = -1;</text:p>
      <text:p text:style-name="PreformattedText"/>
      <text:p text:style-name="PreformattedText"><text:s text:c="4"/>printf("\nFIFO Page Replacement:\n");</text:p>
      <text:p text:style-name="PreformattedText"><text:s text:c="4"/>for (int i = 0; i &lt; n_pages; i++) {</text:p>
      <text:p text:style-name="PreformattedText"><text:s text:c="8"/>printf("Page request %d: ", pages[i]);</text:p>
      <text:p text:style-name="PreformattedText"><text:s text:c="8"/>if (!pageExists(frames, n_frames, pages[i])) {</text:p>
      <text:p text:style-name="PreformattedText"><text:s text:c="12"/>frames[current] = pages[i];</text:p>
      <text:p text:style-name="PreformattedText"><text:s text:c="12"/>current = (current + 1) % n_frames;</text:p>
      <text:p text:style-name="PreformattedText"><text:s text:c="12"/>faults++;</text:p>
      <text:p text:style-name="PreformattedText"><text:s text:c="12"/>printf("Miss! ");</text:p>
      <text:p text:style-name="PreformattedText"><text:s text:c="8"/>} else {</text:p>
      <text:p text:style-name="PreformattedText"><text:s text:c="12"/>hits++;</text:p>
      <text:p text:style-name="PreformattedText"><text:s text:c="12"/>printf("Hit! ");</text:p>
      <text:p text:style-name="PreformattedText"><text:s text:c="8"/>}</text:p>
      <text:p text:style-name="PreformattedText"><text:s text:c="8"/>displayFrames(frames, n_frames);</text:p>
      <text:p text:style-name="PreformattedText"><text:s text:c="4"/>}</text:p>
      <text:p text:style-name="PreformattedText"><text:s text:c="4"/>printf("\nTotal Hits: %d, Misses: %d\n", hits, faults);</text:p>
      <text:p text:style-name="PreformattedText">}</text:p>
      <text:p text:style-name="PreformattedText"/>
      <text:p text:style-name="PreformattedText">void lru(int pages[], int n_pages, int n_frames) {</text:p>
      <text:p text:style-name="PreformattedText"><text:s text:c="4"/>int frames[MAX_FRAMES], last_used[MAX_FRAMES], hits = 0, faults = 0;</text:p>
      <text:p text:style-name="PreformattedText"><text:s text:c="4"/>for (int i = 0; i &lt; n_frames; i++) {</text:p>
      <text:p text:style-name="PreformattedText"><text:s text:c="8"/>frames[i] = -1;</text:p>
      <text:p text:style-name="PreformattedText"><text:s text:c="8"/>last_used[i] = -1;</text:p>
      <text:p text:style-name="PreformattedText"><text:s text:c="4"/>}</text:p>
      <text:p text:style-name="PreformattedText"/>
      <text:p text:style-name="PreformattedText"><text:s text:c="4"/>printf("\nLRU Page Replacement:\n");</text:p>
      <text:p text:style-name="PreformattedText"><text:s text:c="4"/>for (int i = 0; i &lt; n_pages; i++) {</text:p>
      <text:p text:style-name="PreformattedText"><text:s text:c="8"/>printf("Page request %d: ", pages[i]);</text:p>
      <text:p text:style-name="PreformattedText"><text:s text:c="8"/>if (!pageExists(frames, n_frames, pages[i])) {</text:p>
      <text:p text:style-name="PreformattedText"><text:s text:c="12"/>int lru_idx = 0, min_time = INT_MAX;</text:p>
      <text:p text:style-name="PreformattedText"><text:s text:c="12"/>for (int j = 0; j &lt; n_frames; j++) {</text:p>
      <text:p text:style-name="PreformattedText"><text:s text:c="16"/>if (frames[j] == -1) {</text:p>
      <text:p text:style-name="PreformattedText"><text:s text:c="20"/>lru_idx = j;</text:p>
      <text:p text:style-name="PreformattedText"><text:s text:c="20"/>break;</text:p>
      <text:p text:style-name="PreformattedText"><text:s text:c="16"/>}</text:p>
      <text:p text:style-name="PreformattedText"><text:s text:c="16"/>if (last_used[j] &lt; min_time) {</text:p>
      <text:p text:style-name="PreformattedText"><text:s text:c="20"/>min_time = last_used[j];</text:p>
      <text:p text:style-name="PreformattedText"><text:s text:c="20"/>lru_idx = j;</text:p>
      <text:p text:style-name="PreformattedText"><text:s text:c="16"/>}</text:p>
      <text:p text:style-name="PreformattedText"><text:s text:c="12"/>}</text:p>
      <text:soft-page-break/>
      <text:p text:style-name="PreformattedText"><text:s text:c="12"/>frames[lru_idx] = pages[i];</text:p>
      <text:p text:style-name="PreformattedText"><text:s text:c="12"/>last_used[lru_idx] = i;</text:p>
      <text:p text:style-name="PreformattedText"><text:s text:c="12"/>faults++;</text:p>
      <text:p text:style-name="PreformattedText"><text:s text:c="12"/>printf("Miss! ");</text:p>
      <text:p text:style-name="PreformattedText"><text:s text:c="8"/>} else {</text:p>
      <text:p text:style-name="PreformattedText"><text:s text:c="12"/>for (int j = 0; j &lt; n_frames; j++)</text:p>
      <text:p text:style-name="PreformattedText"><text:s text:c="16"/>if (frames[j] == pages[i]) last_used[j] = i;</text:p>
      <text:p text:style-name="PreformattedText"><text:s text:c="12"/>hits++;</text:p>
      <text:p text:style-name="PreformattedText"><text:s text:c="12"/>printf("Hit! ");</text:p>
      <text:p text:style-name="PreformattedText"><text:s text:c="8"/>}</text:p>
      <text:p text:style-name="PreformattedText"><text:s text:c="8"/>displayFrames(frames, n_frames);</text:p>
      <text:p text:style-name="PreformattedText"><text:s text:c="4"/>}</text:p>
      <text:p text:style-name="PreformattedText"><text:s text:c="4"/>printf("\nTotal Hits: %d, Misses: %d\n", hits, faults);</text:p>
      <text:p text:style-name="PreformattedText">}</text:p>
      <text:p text:style-name="PreformattedText"/>
      <text:p text:style-name="PreformattedText">void optimal(int pages[], int n_pages, int n_frames) {</text:p>
      <text:p text:style-name="PreformattedText"><text:s text:c="4"/>int frames[MAX_FRAMES], hits = 0, faults = 0;</text:p>
      <text:p text:style-name="PreformattedText"><text:s text:c="4"/>for (int i = 0; i &lt; n_frames; i++) frames[i] = -1;</text:p>
      <text:p text:style-name="PreformattedText"/>
      <text:p text:style-name="PreformattedText"><text:s text:c="4"/>printf("\nOptimal Page Replacement:\n");</text:p>
      <text:p text:style-name="PreformattedText"><text:s text:c="4"/>for (int i = 0; i &lt; n_pages; i++) {</text:p>
      <text:p text:style-name="PreformattedText"><text:s text:c="8"/>printf("Page request %d: ", pages[i]);</text:p>
      <text:p text:style-name="PreformattedText"><text:s text:c="8"/>if (!pageExists(frames, n_frames, pages[i])) {</text:p>
      <text:p text:style-name="PreformattedText"><text:s text:c="12"/>int replace_idx = -1, farthest = i + 1, future[MAX_FRAMES];</text:p>
      <text:p text:style-name="PreformattedText"><text:s text:c="12"/>for (int j = 0; j &lt; n_frames; j++) future[j] = INT_MAX;</text:p>
      <text:p text:style-name="PreformattedText"/>
      <text:p text:style-name="PreformattedText"><text:s text:c="12"/>for (int j = 0; j &lt; n_frames; j++) {</text:p>
      <text:p text:style-name="PreformattedText"><text:s text:c="16"/>if (frames[j] == -1) {</text:p>
      <text:p text:style-name="PreformattedText"><text:s text:c="20"/>replace_idx = j;</text:p>
      <text:p text:style-name="PreformattedText"><text:s text:c="20"/>break;</text:p>
      <text:p text:style-name="PreformattedText"><text:s text:c="16"/>}</text:p>
      <text:p text:style-name="PreformattedText"><text:s text:c="16"/>for (int k = i + 1; k &lt; n_pages; k++)</text:p>
      <text:p text:style-name="PreformattedText"><text:s text:c="20"/>if (frames[j] == pages[k]) {</text:p>
      <text:p text:style-name="PreformattedText"><text:s text:c="24"/>future[j] = k;</text:p>
      <text:p text:style-name="PreformattedText"><text:s text:c="24"/>break;</text:p>
      <text:p text:style-name="PreformattedText"><text:s text:c="20"/>}</text:p>
      <text:p text:style-name="PreformattedText"><text:s text:c="12"/>}</text:p>
      <text:p text:style-name="PreformattedText"/>
      <text:p text:style-name="PreformattedText"><text:s text:c="12"/>if (replace_idx == -1) {</text:p>
      <text:p text:style-name="PreformattedText"><text:s text:c="16"/>int max_future = -1;</text:p>
      <text:p text:style-name="PreformattedText"><text:s text:c="16"/>for (int j = 0; j &lt; n_frames; j++)</text:p>
      <text:p text:style-name="PreformattedText"><text:s text:c="20"/>if (future[j] &gt; max_future) {</text:p>
      <text:p text:style-name="PreformattedText"><text:s text:c="24"/>max_future = future[j];</text:p>
      <text:p text:style-name="PreformattedText"><text:s text:c="24"/>replace_idx = j;</text:p>
      <text:p text:style-name="PreformattedText"><text:s text:c="20"/>}</text:p>
      <text:p text:style-name="PreformattedText"><text:s text:c="12"/>}</text:p>
      <text:p text:style-name="PreformattedText"><text:s text:c="12"/>frames[replace_idx] = pages[i];</text:p>
      <text:p text:style-name="PreformattedText"><text:s text:c="12"/>faults++;</text:p>
      <text:p text:style-name="PreformattedText"><text:s text:c="12"/>printf("Miss! ");</text:p>
      <text:p text:style-name="PreformattedText"><text:s text:c="8"/>} else {</text:p>
      <text:p text:style-name="PreformattedText"><text:s text:c="12"/>hits++;</text:p>
      <text:p text:style-name="PreformattedText"><text:s text:c="12"/>printf("Hit! ");</text:p>
      <text:p text:style-name="PreformattedText"><text:s text:c="8"/>}</text:p>
      <text:p text:style-name="PreformattedText"><text:s text:c="8"/>displayFrames(frames, n_frames);</text:p>
      <text:p text:style-name="PreformattedText"><text:s text:c="4"/>}</text:p>
      <text:p text:style-name="PreformattedText"><text:s text:c="4"/>printf("\nTotal Hits: %d, Misses: %d\n", hits, faults);</text:p>
      <text:p text:style-name="PreformattedText">}</text:p>
      <text:p text:style-name="PreformattedText"/>
      <text:p text:style-name="PreformattedText">int main() {</text:p>
      <text:soft-page-break/>
      <text:p text:style-name="PreformattedText"><text:s text:c="4"/>int pages[MAX_PAGES], n_pages, n_frames, choice;</text:p>
      <text:p text:style-name="PreformattedText"><text:s text:c="4"/></text:p>
      <text:p text:style-name="PreformattedText"><text:s text:c="4"/>printf("Enter the number of page requests: ");</text:p>
      <text:p text:style-name="PreformattedText"><text:s text:c="4"/>scanf("%d", &amp;n_pages);</text:p>
      <text:p text:style-name="PreformattedText"><text:s text:c="4"/>printf("Enter the page requests: ");</text:p>
      <text:p text:style-name="PreformattedText"><text:s text:c="4"/>for (int i = 0; i &lt; n_pages; i++) scanf("%d", &amp;pages[i]);</text:p>
      <text:p text:style-name="PreformattedText"><text:s text:c="4"/></text:p>
      <text:p text:style-name="PreformattedText"><text:s text:c="4"/>printf("Enter the number of frames: ");</text:p>
      <text:p text:style-name="PreformattedText"><text:s text:c="4"/>scanf("%d", &amp;n_frames);</text:p>
      <text:p text:style-name="PreformattedText"/>
      <text:p text:style-name="PreformattedText"><text:s text:c="4"/>printf("Select algorithm: 1 - FIFO, 2 - LRU, 3 - Optimal, 4 - All: ");</text:p>
      <text:p text:style-name="PreformattedText"><text:s text:c="4"/>scanf("%d", &amp;choice);</text:p>
      <text:p text:style-name="PreformattedText"/>
      <text:p text:style-name="PreformattedText"><text:s text:c="4"/>switch (choice) {</text:p>
      <text:p text:style-name="PreformattedText"><text:s text:c="8"/>case 1: fifo(pages, n_pages, n_frames); break;</text:p>
      <text:p text:style-name="PreformattedText"><text:s text:c="8"/>case 2: lru(pages, n_pages, n_frames); break;</text:p>
      <text:p text:style-name="PreformattedText"><text:s text:c="8"/>case 3: optimal(pages, n_pages, n_frames); break;</text:p>
      <text:p text:style-name="PreformattedText"><text:s text:c="8"/>case 4:</text:p>
      <text:p text:style-name="PreformattedText"><text:s text:c="12"/>fifo(pages, n_pages, n_frames);</text:p>
      <text:p text:style-name="PreformattedText"><text:s text:c="12"/>lru(pages, n_pages, n_frames);</text:p>
      <text:p text:style-name="PreformattedText"><text:s text:c="12"/>optimal(pages, n_pages, n_frames);</text:p>
      <text:p text:style-name="PreformattedText"><text:s text:c="12"/>break;</text:p>
      <text:p text:style-name="PreformattedText"><text:s text:c="8"/>default: printf("Invalid choice.\n");</text:p>
      <text:p text:style-name="PreformattedText"><text:s text:c="4"/>}</text:p>
      <text:p text:style-name="PreformattedText"><text:s text:c="4"/>return 0;</text:p>
      <text:p text:style-name="PreformattedText">}</text:p>
      <text:p text:style-name="PreformattedText"/>
      <text:p text:style-name="PreformattedText">// scheduling np</text:p>
      <text:p text:style-name="PreformattedText"/>
      <text:p text:style-name="PreformattedText"/>
      <text:p text:style-name="PreformattedText">#include &lt;stdio.h&gt;</text:p>
      <text:p text:style-name="PreformattedText">#include &lt;limits.h&gt;</text:p>
      <text:p text:style-name="PreformattedText">#include &lt;stdlib.h&gt;</text:p>
      <text:p text:style-name="PreformattedText"/>
      <text:p text:style-name="PreformattedText">struct Process {</text:p>
      <text:p text:style-name="PreformattedText"><text:s text:c="4"/>int id; <text:s text:c="3"/></text:p>
      <text:p text:style-name="PreformattedText"><text:s text:c="4"/>int at; <text:s text:c="3"/></text:p>
      <text:p text:style-name="PreformattedText"><text:s text:c="4"/>int bt; <text:s text:c="3"/></text:p>
      <text:p text:style-name="PreformattedText"><text:s text:c="4"/>int pr; <text:s text:c="3"/></text:p>
      <text:p text:style-name="PreformattedText"><text:s text:c="4"/>int ct; <text:s text:c="3"/></text:p>
      <text:p text:style-name="PreformattedText"><text:s text:c="4"/>int tat; <text:s text:c="2"/></text:p>
      <text:p text:style-name="PreformattedText"><text:s text:c="4"/>int wt; <text:s text:c="3"/></text:p>
      <text:p text:style-name="PreformattedText"><text:s text:c="4"/>int rt; <text:s text:c="3"/></text:p>
      <text:p text:style-name="PreformattedText">};</text:p>
      <text:p text:style-name="PreformattedText"/>
      <text:p text:style-name="PreformattedText">int compareArrival(const void *a, const void *b) {</text:p>
      <text:p text:style-name="PreformattedText"><text:s text:c="4"/>return ((struct Process*)a)-&gt;at - ((struct Process*)b)-&gt;at;</text:p>
      <text:p text:style-name="PreformattedText">}</text:p>
      <text:p text:style-name="PreformattedText"/>
      <text:p text:style-name="PreformattedText">int compareBurst(const void *a, const void *b) {</text:p>
      <text:p text:style-name="PreformattedText"><text:s text:c="4"/>return ((struct Process*)a)-&gt;bt - ((struct Process*)b)-&gt;bt;</text:p>
      <text:p text:style-name="PreformattedText">}</text:p>
      <text:p text:style-name="PreformattedText"/>
      <text:p text:style-name="PreformattedText">int comparePriority(const void *a, const void *b) {</text:p>
      <text:p text:style-name="PreformattedText"><text:s text:c="4"/>struct Process *p1 = (struct Process *)a;</text:p>
      <text:p text:style-name="PreformattedText"><text:s text:c="4"/>struct Process *p2 = (struct Process *)b;</text:p>
      <text:p text:style-name="PreformattedText"><text:s text:c="4"/>if (p1-&gt;pr == p2-&gt;pr) {</text:p>
      <text:p text:style-name="PreformattedText"><text:s text:c="8"/>return p1-&gt;at - p2-&gt;at;</text:p>
      <text:p text:style-name="PreformattedText"><text:s text:c="4"/>}</text:p>
      <text:soft-page-break/>
      <text:p text:style-name="PreformattedText"><text:s text:c="4"/>return p1-&gt;pr - p2-&gt;pr;</text:p>
      <text:p text:style-name="PreformattedText">}</text:p>
      <text:p text:style-name="PreformattedText"/>
      <text:p text:style-name="PreformattedText">void displayGanttChart(struct Process p[], int n) {</text:p>
      <text:p text:style-name="PreformattedText"><text:s text:c="4"/>printf("\nGantt Chart:\n");</text:p>
      <text:p text:style-name="PreformattedText"><text:s text:c="4"/>int t = 0;</text:p>
      <text:p text:style-name="PreformattedText"><text:s text:c="4"/>for (int i = 0; i &lt; n; i++) {</text:p>
      <text:p text:style-name="PreformattedText"><text:s text:c="8"/>if (t &lt; p[i].at) {</text:p>
      <text:p text:style-name="PreformattedText"><text:s text:c="12"/>printf("Idle(%d-%d) ", t, p[i].at);</text:p>
      <text:p text:style-name="PreformattedText"><text:s text:c="12"/>t = p[i].at;</text:p>
      <text:p text:style-name="PreformattedText"><text:s text:c="8"/>}</text:p>
      <text:p text:style-name="PreformattedText"><text:s text:c="8"/>printf("P%d(%d-%d) ", p[i].id, t, t + p[i].bt);</text:p>
      <text:p text:style-name="PreformattedText"><text:s text:c="8"/>t += p[i].bt;</text:p>
      <text:p text:style-name="PreformattedText"><text:s text:c="4"/>}</text:p>
      <text:p text:style-name="PreformattedText"><text:s text:c="4"/>printf("\n");</text:p>
      <text:p text:style-name="PreformattedText">}</text:p>
      <text:p text:style-name="PreformattedText"/>
      <text:p text:style-name="PreformattedText">void findFCFS(struct Process p[], int n) {</text:p>
      <text:p text:style-name="PreformattedText"><text:s text:c="4"/>qsort(p, n, sizeof(struct Process), compareArrival);</text:p>
      <text:p text:style-name="PreformattedText"><text:s text:c="4"/></text:p>
      <text:p text:style-name="PreformattedText"><text:s text:c="4"/>int t = 0;</text:p>
      <text:p text:style-name="PreformattedText"><text:s text:c="4"/>for (int i = 0; i &lt; n; i++) {</text:p>
      <text:p text:style-name="PreformattedText"><text:s text:c="8"/>if (t &lt; p[i].at) {</text:p>
      <text:p text:style-name="PreformattedText"><text:s text:c="12"/>t = p[i].at;</text:p>
      <text:p text:style-name="PreformattedText"><text:s text:c="8"/>}</text:p>
      <text:p text:style-name="PreformattedText"><text:s text:c="8"/>p[i].ct = t + p[i].bt;</text:p>
      <text:p text:style-name="PreformattedText"><text:s text:c="8"/>p[i].tat = p[i].ct - p[i].at;</text:p>
      <text:p text:style-name="PreformattedText"><text:s text:c="8"/>p[i].wt = p[i].tat - p[i].bt;</text:p>
      <text:p text:style-name="PreformattedText"><text:s text:c="8"/>p[i].rt = (t == p[i].at) ? 0 : t - p[i].at;</text:p>
      <text:p text:style-name="PreformattedText"><text:s text:c="8"/>t = p[i].ct;</text:p>
      <text:p text:style-name="PreformattedText"><text:s text:c="4"/>}</text:p>
      <text:p text:style-name="PreformattedText">}</text:p>
      <text:p text:style-name="PreformattedText"/>
      <text:p text:style-name="PreformattedText">void findSJF(struct Process p[], int n) {</text:p>
      <text:p text:style-name="PreformattedText"><text:s text:c="4"/>// qsort(p, n, sizeof(struct Process), compareArrival);</text:p>
      <text:p text:style-name="PreformattedText"/>
      <text:p text:style-name="PreformattedText"><text:s text:c="4"/>int t = 0, c = 0;</text:p>
      <text:p text:style-name="PreformattedText"><text:s text:c="4"/>int completed[n];</text:p>
      <text:p text:style-name="PreformattedText"><text:s text:c="4"/>for (int i = 0; i &lt; n; i++) completed[i] = 0;</text:p>
      <text:p text:style-name="PreformattedText"><text:s text:c="4"/></text:p>
      <text:p text:style-name="PreformattedText"><text:s text:c="4"/>while (c &lt; n) {</text:p>
      <text:p text:style-name="PreformattedText"><text:s text:c="8"/>int mi = -1, min_bt = INT_MAX;</text:p>
      <text:p text:style-name="PreformattedText"><text:s text:c="8"/>for (int i = 0; i &lt; n; i++) {</text:p>
      <text:p text:style-name="PreformattedText"><text:s text:c="12"/>if (p[i].at &lt;= t &amp;&amp; !completed[i] &amp;&amp; p[i].bt &lt; min_bt) {</text:p>
      <text:p text:style-name="PreformattedText"><text:s text:c="16"/>mi = i;</text:p>
      <text:p text:style-name="PreformattedText"><text:s text:c="16"/>min_bt = p[i].bt;</text:p>
      <text:p text:style-name="PreformattedText"><text:s text:c="12"/>}</text:p>
      <text:p text:style-name="PreformattedText"><text:s text:c="8"/>}</text:p>
      <text:p text:style-name="PreformattedText"><text:s text:c="8"/>if (mi != -1) {</text:p>
      <text:p text:style-name="PreformattedText"><text:s text:c="12"/>p[mi].ct = t + p[mi].bt;</text:p>
      <text:p text:style-name="PreformattedText"><text:s text:c="12"/>p[mi].tat = p[mi].ct - p[mi].at;</text:p>
      <text:p text:style-name="PreformattedText"><text:s text:c="12"/>p[mi].wt = p[mi].tat - p[mi].bt;</text:p>
      <text:p text:style-name="PreformattedText"><text:s text:c="12"/>p[mi].rt = (t == p[mi].at) ? 0 : t - p[mi].at;</text:p>
      <text:p text:style-name="PreformattedText"><text:s text:c="12"/>completed[mi] = 1;</text:p>
      <text:p text:style-name="PreformattedText"><text:s text:c="12"/>c++;</text:p>
      <text:p text:style-name="PreformattedText"><text:s text:c="12"/>t = p[mi].ct;</text:p>
      <text:p text:style-name="PreformattedText"><text:s text:c="8"/>} else {</text:p>
      <text:p text:style-name="PreformattedText"><text:s text:c="12"/>t++;</text:p>
      <text:p text:style-name="PreformattedText"><text:s text:c="8"/>}</text:p>
      <text:soft-page-break/>
      <text:p text:style-name="PreformattedText"><text:s text:c="4"/>}</text:p>
      <text:p text:style-name="PreformattedText">}</text:p>
      <text:p text:style-name="PreformattedText"/>
      <text:p text:style-name="PreformattedText">void findPriority(struct Process p[], int n) {</text:p>
      <text:p text:style-name="PreformattedText"/>
      <text:p text:style-name="PreformattedText"><text:s text:c="4"/>qsort(p, n, sizeof(struct Process), compareArrival);</text:p>
      <text:p text:style-name="PreformattedText"/>
      <text:p text:style-name="PreformattedText"><text:s text:c="4"/>int t = 0, c = 0;</text:p>
      <text:p text:style-name="PreformattedText"><text:s text:c="4"/>int completed[n];</text:p>
      <text:p text:style-name="PreformattedText"><text:s text:c="4"/>for (int i = 0; i &lt; n; i++) completed[i] = 0;</text:p>
      <text:p text:style-name="PreformattedText"/>
      <text:p text:style-name="PreformattedText"><text:s text:c="4"/>while (c &lt; n) {</text:p>
      <text:p text:style-name="PreformattedText"><text:s text:c="8"/>int mi = -1, min_pr = INT_MAX;</text:p>
      <text:p text:style-name="PreformattedText"><text:s text:c="8"/>for (int i = 0; i &lt; n; i++) {</text:p>
      <text:p text:style-name="PreformattedText"><text:s text:c="12"/>if (p[i].at &lt;= t &amp;&amp; !completed[i] &amp;&amp; p[i].pr &lt; min_pr) {</text:p>
      <text:p text:style-name="PreformattedText"><text:s text:c="16"/>mi = i;</text:p>
      <text:p text:style-name="PreformattedText"><text:s text:c="16"/>min_pr = p[i].pr;</text:p>
      <text:p text:style-name="PreformattedText"><text:s text:c="12"/>}</text:p>
      <text:p text:style-name="PreformattedText"><text:s text:c="8"/>}</text:p>
      <text:p text:style-name="PreformattedText"><text:s text:c="8"/>if (mi != -1) {</text:p>
      <text:p text:style-name="PreformattedText"><text:s text:c="12"/>p[mi].ct = t + p[mi].bt;</text:p>
      <text:p text:style-name="PreformattedText"><text:s text:c="12"/>p[mi].tat = p[mi].ct - p[mi].at;</text:p>
      <text:p text:style-name="PreformattedText"><text:s text:c="12"/>p[mi].wt = p[mi].tat - p[mi].bt;</text:p>
      <text:p text:style-name="PreformattedText"><text:s text:c="12"/>p[mi].rt = (t == p[mi].at) ? 0 : t - p[mi].at;</text:p>
      <text:p text:style-name="PreformattedText"><text:s text:c="12"/>completed[mi] = 1;</text:p>
      <text:p text:style-name="PreformattedText"><text:s text:c="12"/>c++;</text:p>
      <text:p text:style-name="PreformattedText"><text:s text:c="12"/>t = p[mi].ct;</text:p>
      <text:p text:style-name="PreformattedText"><text:s text:c="8"/>} else {</text:p>
      <text:p text:style-name="PreformattedText"><text:s text:c="12"/>t++;</text:p>
      <text:p text:style-name="PreformattedText"><text:s text:c="8"/>}</text:p>
      <text:p text:style-name="PreformattedText"><text:s text:c="4"/>}</text:p>
      <text:p text:style-name="PreformattedText">}</text:p>
      <text:p text:style-name="PreformattedText"/>
      <text:p text:style-name="PreformattedText">void displayProcesses(struct Process p[], int n) {</text:p>
      <text:p text:style-name="PreformattedText"><text:s text:c="4"/>printf("ID\tAT\tBT\tPR\tCT\tTAT\tWT\tRT\n");</text:p>
      <text:p text:style-name="PreformattedText"><text:s text:c="4"/>for (int i = 0; i &lt; n; i++) {</text:p>
      <text:p text:style-name="PreformattedText"><text:s text:c="8"/>printf("%d\t%d\t%d\t%d\t%d\t%d\t%d\t%d\n",</text:p>
      <text:p text:style-name="PreformattedText"><text:s text:c="15"/>p[i].id, p[i].at, p[i].bt, p[i].pr, p[i].ct, p[i].tat, p[i].wt, p[i].rt);</text:p>
      <text:p text:style-name="PreformattedText"><text:s text:c="4"/>}</text:p>
      <text:p text:style-name="PreformattedText">}</text:p>
      <text:p text:style-name="PreformattedText">void calculateAverages(struct Process p[], int n) {</text:p>
      <text:p text:style-name="PreformattedText"><text:s text:c="4"/>float total_tat = 0, total_wt = 0, total_rt = 0;</text:p>
      <text:p text:style-name="PreformattedText"><text:s text:c="4"/>for (int i = 0; i &lt; n; i++) {</text:p>
      <text:p text:style-name="PreformattedText"><text:s text:c="8"/>total_tat += p[i].tat;</text:p>
      <text:p text:style-name="PreformattedText"><text:s text:c="8"/>total_wt += p[i].wt;</text:p>
      <text:p text:style-name="PreformattedText"><text:s text:c="8"/>total_rt += p[i].rt;</text:p>
      <text:p text:style-name="PreformattedText"><text:s text:c="4"/>}</text:p>
      <text:p text:style-name="PreformattedText"><text:s text:c="4"/>printf("\nAverage TAT: %.2f, Average WT: %.2f, Average RT: %.2f\n",</text:p>
      <text:p text:style-name="PreformattedText"><text:s text:c="11"/>total_tat / n, total_wt / n, total_rt / n);</text:p>
      <text:p text:style-name="PreformattedText">}</text:p>
      <text:p text:style-name="PreformattedText"/>
      <text:p text:style-name="PreformattedText">int main() {</text:p>
      <text:p text:style-name="PreformattedText"><text:s text:c="4"/>int n, choice;</text:p>
      <text:p text:style-name="PreformattedText"><text:s text:c="4"/>printf("Enter number of processes: ");</text:p>
      <text:p text:style-name="PreformattedText"><text:s text:c="4"/>scanf("%d", &amp;n);</text:p>
      <text:p text:style-name="PreformattedText"><text:s text:c="4"/>struct Process p[n];</text:p>
      <text:p text:style-name="PreformattedText"><text:s text:c="4"/>for (int i = 0; i &lt; n; i++) {</text:p>
      <text:p text:style-name="PreformattedText"><text:s text:c="8"/>p[i].id = i + 1;</text:p>
      <text:p text:style-name="PreformattedText"><text:s text:c="8"/>printf("Enter AT, BT, PR for process %d: ", i + 1);</text:p>
      <text:soft-page-break/>
      <text:p text:style-name="PreformattedText"><text:s text:c="8"/>scanf("%d %d %d", &amp;p[i].at, &amp;p[i].bt, &amp;p[i].pr);</text:p>
      <text:p text:style-name="PreformattedText"><text:s text:c="4"/>}</text:p>
      <text:p text:style-name="PreformattedText"><text:s text:c="4"/>printf("Choose Scheduling Algorithm (1 for FCFS, 2 for SJF, 3 for Priority): ");</text:p>
      <text:p text:style-name="PreformattedText"><text:s text:c="4"/>scanf("%d", &amp;choice);</text:p>
      <text:p text:style-name="PreformattedText"/>
      <text:p text:style-name="PreformattedText"><text:s text:c="4"/>switch (choice) {</text:p>
      <text:p text:style-name="PreformattedText"><text:s text:c="8"/>case 1: findFCFS(p, n); break; <text:s text:c="9"/></text:p>
      <text:p text:style-name="PreformattedText"><text:s text:c="8"/>case 2: findSJF(p, n); break; <text:s text:c="8"/></text:p>
      <text:p text:style-name="PreformattedText"><text:s text:c="8"/>case 3: findPriority(p, n); break; <text:s text:c="4"/></text:p>
      <text:p text:style-name="PreformattedText"><text:s text:c="8"/>default: printf("Invalid choice!\n"); return 1;</text:p>
      <text:p text:style-name="PreformattedText"><text:s text:c="4"/>}</text:p>
      <text:p text:style-name="PreformattedText"/>
      <text:p text:style-name="PreformattedText"><text:s text:c="4"/>displayProcesses(p, n);</text:p>
      <text:p text:style-name="PreformattedText"><text:s text:c="4"/>calculateAverages(p, n);</text:p>
      <text:p text:style-name="PreformattedText"><text:s text:c="4"/>displayGanttChart(p, n);</text:p>
      <text:p text:style-name="PreformattedText"/>
      <text:p text:style-name="PreformattedText"><text:s text:c="4"/>return 0;</text:p>
      <text:p text:style-name="PreformattedText">}</text:p>
      <text:p text:style-name="PreformattedText"/>
      <text:p text:style-name="PreformattedText"/>
      <text:p text:style-name="PreformattedText">// scheduling p</text:p>
      <text:p text:style-name="PreformattedText"/>
      <text:p text:style-name="PreformattedText">#include &lt;stdio.h&gt;</text:p>
      <text:p text:style-name="PreformattedText">#include &lt;stdlib.h&gt;</text:p>
      <text:p text:style-name="PreformattedText">#include &lt;limits.h&gt;</text:p>
      <text:p text:style-name="PreformattedText">#include &lt;string.h&gt;</text:p>
      <text:p text:style-name="PreformattedText"/>
      <text:p text:style-name="PreformattedText"/>
      <text:p text:style-name="PreformattedText">struct Process {</text:p>
      <text:p text:style-name="PreformattedText"><text:s text:c="4"/>int pid; <text:s text:c="10"/></text:p>
      <text:p text:style-name="PreformattedText"><text:s text:c="4"/>int arrivalTime; <text:s text:c="2"/></text:p>
      <text:p text:style-name="PreformattedText"><text:s text:c="4"/>int burstTime; <text:s text:c="3"/></text:p>
      <text:p text:style-name="PreformattedText"><text:s text:c="4"/>int priority; <text:s text:c="5"/></text:p>
      <text:p text:style-name="PreformattedText"><text:s text:c="4"/>int remainingTime; <text:s/></text:p>
      <text:p text:style-name="PreformattedText"><text:s text:c="4"/>int completionTime;</text:p>
      <text:p text:style-name="PreformattedText"><text:s text:c="4"/>int turnTime; <text:s text:c="6"/></text:p>
      <text:p text:style-name="PreformattedText"><text:s text:c="4"/>int waitingTime; <text:s text:c="3"/></text:p>
      <text:p text:style-name="PreformattedText"><text:s text:c="4"/>int responseTime; <text:s/></text:p>
      <text:p text:style-name="PreformattedText"><text:s text:c="4"/>int startTime; <text:s text:c="5"/></text:p>
      <text:p text:style-name="PreformattedText">};</text:p>
      <text:p text:style-name="PreformattedText"/>
      <text:p text:style-name="PreformattedText">struct Queue {</text:p>
      <text:p text:style-name="PreformattedText"><text:s text:c="4"/>int items[100];</text:p>
      <text:p text:style-name="PreformattedText"><text:s text:c="4"/>int front;</text:p>
      <text:p text:style-name="PreformattedText"><text:s text:c="4"/>int rear;</text:p>
      <text:p text:style-name="PreformattedText">};</text:p>
      <text:p text:style-name="PreformattedText"/>
      <text:p text:style-name="PreformattedText">void initQueue(struct Queue *q) {</text:p>
      <text:p text:style-name="PreformattedText"><text:s text:c="4"/>q-&gt;front = -1;</text:p>
      <text:p text:style-name="PreformattedText"><text:s text:c="4"/>q-&gt;rear = -1;</text:p>
      <text:p text:style-name="PreformattedText">}</text:p>
      <text:p text:style-name="PreformattedText"/>
      <text:p text:style-name="PreformattedText">void push(struct Queue *q, int value) {</text:p>
      <text:p text:style-name="PreformattedText"><text:s text:c="4"/>if(q-&gt;front == -1) q-&gt;front = 0;</text:p>
      <text:p text:style-name="PreformattedText"><text:s text:c="4"/>q-&gt;rear++;</text:p>
      <text:p text:style-name="PreformattedText"><text:s text:c="4"/>q-&gt;items[q-&gt;rear] = value;</text:p>
      <text:p text:style-name="PreformattedText">}</text:p>
      <text:p text:style-name="PreformattedText"/>
      <text:p text:style-name="PreformattedText">int pop(struct Queue *q) {</text:p>
      <text:soft-page-break/>
      <text:p text:style-name="PreformattedText"><text:s text:c="4"/>int value = q-&gt;items[q-&gt;front];</text:p>
      <text:p text:style-name="PreformattedText"><text:s text:c="4"/>q-&gt;front++;</text:p>
      <text:p text:style-name="PreformattedText"><text:s text:c="4"/>if(q-&gt;front &gt; q-&gt;rear) {</text:p>
      <text:p text:style-name="PreformattedText"><text:s text:c="8"/>q-&gt;front = q-&gt;rear = -1;</text:p>
      <text:p text:style-name="PreformattedText"><text:s text:c="4"/>}</text:p>
      <text:p text:style-name="PreformattedText"><text:s text:c="4"/>return value;</text:p>
      <text:p text:style-name="PreformattedText">}</text:p>
      <text:p text:style-name="PreformattedText"/>
      <text:p text:style-name="PreformattedText">int isEmpty(struct Queue *q) {</text:p>
      <text:p text:style-name="PreformattedText"><text:s text:c="4"/>return (q-&gt;front == -1);</text:p>
      <text:p text:style-name="PreformattedText">}</text:p>
      <text:p text:style-name="PreformattedText"/>
      <text:p text:style-name="PreformattedText">void calculateAverage(struct Process p[], int n, float *avgTurn, float *avgWaiting, float *avgResponse) {</text:p>
      <text:p text:style-name="PreformattedText"><text:s text:c="4"/>*avgTurn = 0;</text:p>
      <text:p text:style-name="PreformattedText"><text:s text:c="4"/>*avgWaiting = 0;</text:p>
      <text:p text:style-name="PreformattedText"><text:s text:c="4"/>*avgResponse = 0;</text:p>
      <text:p text:style-name="PreformattedText"/>
      <text:p text:style-name="PreformattedText"><text:s text:c="4"/>for(int i = 0; i &lt; n; i++) {</text:p>
      <text:p text:style-name="PreformattedText"><text:s text:c="8"/>*avgTurn += p[i].turnTime;</text:p>
      <text:p text:style-name="PreformattedText"><text:s text:c="8"/>*avgWaiting += p[i].waitingTime;</text:p>
      <text:p text:style-name="PreformattedText"><text:s text:c="8"/>*avgResponse += p[i].responseTime;</text:p>
      <text:p text:style-name="PreformattedText"><text:s text:c="4"/>}</text:p>
      <text:p text:style-name="PreformattedText"/>
      <text:p text:style-name="PreformattedText"><text:s text:c="4"/>*avgTurn /= n;</text:p>
      <text:p text:style-name="PreformattedText"><text:s text:c="4"/>*avgWaiting /= n;</text:p>
      <text:p text:style-name="PreformattedText"><text:s text:c="4"/>*avgResponse /= n;</text:p>
      <text:p text:style-name="PreformattedText">}</text:p>
      <text:p text:style-name="PreformattedText"/>
      <text:p text:style-name="PreformattedText">void displayResults(struct Process p[], int n, const char* algorithm) {</text:p>
      <text:p text:style-name="PreformattedText"><text:s text:c="4"/>printf("\n%s Scheduling Results:\n", algorithm);</text:p>
      <text:p text:style-name="PreformattedText"><text:s text:c="4"/>printf("Process No.\tPID\tAT\tBT\tStart Time\tCT\tTAT\tWT\tRT\n");</text:p>
      <text:p text:style-name="PreformattedText"><text:s text:c="4"/>for(int i = 0; i &lt; n; i++) {</text:p>
      <text:p text:style-name="PreformattedText"><text:s text:c="8"/>printf("%d\t\t%d\t%d\t%d\t%d\t\t%d\t%d\t%d\t%d\n",</text:p>
      <text:p text:style-name="PreformattedText"><text:s text:c="15"/>i+1, p[i].pid, p[i].arrivalTime, p[i].burstTime, p[i].startTime,</text:p>
      <text:p text:style-name="PreformattedText"><text:s text:c="15"/>p[i].completionTime, p[i].turnTime, p[i].waitingTime, p[i].responseTime);</text:p>
      <text:p text:style-name="PreformattedText"><text:s text:c="4"/>}</text:p>
      <text:p text:style-name="PreformattedText"/>
      <text:p text:style-name="PreformattedText"><text:s text:c="4"/>float avgTurn, avgWaiting, avgResponse;</text:p>
      <text:p text:style-name="PreformattedText"><text:s text:c="4"/>calculateAverage(p, n, &amp;avgTurn, &amp;avgWaiting, &amp;avgResponse);</text:p>
      <text:p text:style-name="PreformattedText"/>
      <text:p text:style-name="PreformattedText"><text:s text:c="4"/>printf("\nAverage Turnaround Time = %.2f\n", avgTurn);</text:p>
      <text:p text:style-name="PreformattedText"><text:s text:c="4"/>printf("Average Waiting Time = %.2f\n", avgWaiting);</text:p>
      <text:p text:style-name="PreformattedText"><text:s text:c="4"/>printf("Average Response Time = %.2f\n", avgResponse);</text:p>
      <text:p text:style-name="PreformattedText">}</text:p>
      <text:p text:style-name="PreformattedText"/>
      <text:p text:style-name="PreformattedText">void SRTF(struct Process p[], int n) {</text:p>
      <text:p text:style-name="PreformattedText"><text:s text:c="4"/>int currentTime = 0;</text:p>
      <text:p text:style-name="PreformattedText"><text:s text:c="4"/>int completed = 0;</text:p>
      <text:p text:style-name="PreformattedText"><text:s text:c="4"/>int *remainingTime = (int*)malloc(n * sizeof(int));</text:p>
      <text:p text:style-name="PreformattedText"><text:s text:c="4"/>int *firstTime = (int*)malloc(n * sizeof(int));</text:p>
      <text:p text:style-name="PreformattedText"/>
      <text:p text:style-name="PreformattedText"><text:s text:c="4"/>for(int i = 0; i &lt; n; i++) {</text:p>
      <text:p text:style-name="PreformattedText"><text:s text:c="8"/>remainingTime[i] = p[i].burstTime;</text:p>
      <text:p text:style-name="PreformattedText"><text:s text:c="8"/>firstTime[i] = 1;</text:p>
      <text:p text:style-name="PreformattedText"><text:s text:c="8"/>p[i].responseTime = -1;</text:p>
      <text:p text:style-name="PreformattedText"><text:s text:c="4"/>}</text:p>
      <text:p text:style-name="PreformattedText"/>
      <text:p text:style-name="PreformattedText"><text:s text:c="4"/>while(completed != n) {</text:p>
      <text:p text:style-name="PreformattedText"><text:s text:c="8"/>int minRem = INT_MAX;</text:p>
      <text:soft-page-break/>
      <text:p text:style-name="PreformattedText"><text:s text:c="8"/>int shortest = -1;</text:p>
      <text:p text:style-name="PreformattedText"/>
      <text:p text:style-name="PreformattedText"><text:s text:c="8"/>for(int i = 0; i &lt; n; i++) {</text:p>
      <text:p text:style-name="PreformattedText"><text:s text:c="12"/>if(p[i].arrivalTime &lt;= currentTime &amp;&amp; remainingTime[i] &gt; 0) {</text:p>
      <text:p text:style-name="PreformattedText"><text:s text:c="16"/>if(remainingTime[i] &lt; minRem) {</text:p>
      <text:p text:style-name="PreformattedText"><text:s text:c="20"/>minRem = remainingTime[i];</text:p>
      <text:p text:style-name="PreformattedText"><text:s text:c="20"/>shortest = i;</text:p>
      <text:p text:style-name="PreformattedText"><text:s text:c="16"/>}</text:p>
      <text:p text:style-name="PreformattedText"><text:s text:c="16"/>if(remainingTime[i] == minRem) {</text:p>
      <text:p text:style-name="PreformattedText"><text:s text:c="20"/>if(p[i].arrivalTime &lt; p[shortest].arrivalTime) {</text:p>
      <text:p text:style-name="PreformattedText"><text:s text:c="24"/>shortest = i;</text:p>
      <text:p text:style-name="PreformattedText"><text:s text:c="20"/>}</text:p>
      <text:p text:style-name="PreformattedText"><text:s text:c="16"/>}</text:p>
      <text:p text:style-name="PreformattedText"><text:s text:c="12"/>}</text:p>
      <text:p text:style-name="PreformattedText"><text:s text:c="8"/>}</text:p>
      <text:p text:style-name="PreformattedText"/>
      <text:p text:style-name="PreformattedText"><text:s text:c="8"/>if(shortest != -1) {</text:p>
      <text:p text:style-name="PreformattedText"><text:s text:c="12"/>if(firstTime[shortest]) {</text:p>
      <text:p text:style-name="PreformattedText"><text:s text:c="16"/>p[shortest].startTime = currentTime;</text:p>
      <text:p text:style-name="PreformattedText"><text:s text:c="16"/>p[shortest].responseTime = currentTime - p[shortest].arrivalTime;</text:p>
      <text:p text:style-name="PreformattedText"><text:s text:c="16"/>firstTime[shortest] = 0;</text:p>
      <text:p text:style-name="PreformattedText"><text:s text:c="12"/>}</text:p>
      <text:p text:style-name="PreformattedText"/>
      <text:p text:style-name="PreformattedText"><text:s text:c="12"/>remainingTime[shortest]--;</text:p>
      <text:p text:style-name="PreformattedText"><text:s text:c="12"/>currentTime++;</text:p>
      <text:p text:style-name="PreformattedText"/>
      <text:p text:style-name="PreformattedText"><text:s text:c="12"/>if(remainingTime[shortest] == 0) {</text:p>
      <text:p text:style-name="PreformattedText"><text:s text:c="16"/>completed++;</text:p>
      <text:p text:style-name="PreformattedText"><text:s text:c="16"/>p[shortest].completionTime = currentTime;</text:p>
      <text:p text:style-name="PreformattedText"><text:s text:c="16"/>p[shortest].turnTime = p[shortest].completionTime - p[shortest].arrivalTime;</text:p>
      <text:p text:style-name="PreformattedText"><text:s text:c="16"/>p[shortest].waitingTime = p[shortest].turnTime - p[shortest].burstTime;</text:p>
      <text:p text:style-name="PreformattedText"><text:s text:c="12"/>}</text:p>
      <text:p text:style-name="PreformattedText"><text:s text:c="8"/>} else {</text:p>
      <text:p text:style-name="PreformattedText"><text:s text:c="12"/>currentTime++;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free(remainingTime);</text:p>
      <text:p text:style-name="PreformattedText"><text:s text:c="4"/>free(firstTime);</text:p>
      <text:p text:style-name="PreformattedText">}</text:p>
      <text:p text:style-name="PreformattedText"/>
      <text:p text:style-name="PreformattedText">void PriorityPreemptive(struct Process p[], int n) {</text:p>
      <text:p text:style-name="PreformattedText"><text:s text:c="4"/>int currentTime = 0;</text:p>
      <text:p text:style-name="PreformattedText"><text:s text:c="4"/>int completed = 0;</text:p>
      <text:p text:style-name="PreformattedText"><text:s text:c="4"/>int *remainingTime = (int*)malloc(n * sizeof(int));</text:p>
      <text:p text:style-name="PreformattedText"><text:s text:c="4"/>int *firstTime = (int*)malloc(n * sizeof(int));</text:p>
      <text:p text:style-name="PreformattedText"/>
      <text:p text:style-name="PreformattedText"><text:s text:c="4"/>for(int i = 0; i &lt; n; i++) {</text:p>
      <text:p text:style-name="PreformattedText"><text:s text:c="8"/>remainingTime[i] = p[i].burstTime;</text:p>
      <text:p text:style-name="PreformattedText"><text:s text:c="8"/>firstTime[i] = 1;</text:p>
      <text:p text:style-name="PreformattedText"><text:s text:c="8"/>p[i].responseTime = -1;</text:p>
      <text:p text:style-name="PreformattedText"><text:s text:c="4"/>}</text:p>
      <text:p text:style-name="PreformattedText"/>
      <text:p text:style-name="PreformattedText"><text:s text:c="4"/>while(completed != n) {</text:p>
      <text:p text:style-name="PreformattedText"><text:s text:c="8"/>int highestPriority = INT_MAX;</text:p>
      <text:p text:style-name="PreformattedText"><text:s text:c="8"/>int selected = -1;</text:p>
      <text:p text:style-name="PreformattedText"/>
      <text:p text:style-name="PreformattedText"><text:s text:c="8"/>for(int i = 0; i &lt; n; i++) {</text:p>
      <text:p text:style-name="PreformattedText"><text:s text:c="12"/>if(p[i].arrivalTime &lt;= currentTime &amp;&amp; remainingTime[i] &gt; 0) {</text:p>
      <text:soft-page-break/>
      <text:p text:style-name="PreformattedText"><text:s text:c="16"/>if(p[i].priority &lt; highestPriority) {</text:p>
      <text:p text:style-name="PreformattedText"><text:s text:c="20"/>highestPriority = p[i].priority;</text:p>
      <text:p text:style-name="PreformattedText"><text:s text:c="20"/>selected = i;</text:p>
      <text:p text:style-name="PreformattedText"><text:s text:c="16"/>}</text:p>
      <text:p text:style-name="PreformattedText"><text:s text:c="16"/>if(p[i].priority == highestPriority) {</text:p>
      <text:p text:style-name="PreformattedText"><text:s text:c="20"/>if(p[i].arrivalTime &lt; p[selected].arrivalTime) {</text:p>
      <text:p text:style-name="PreformattedText"><text:s text:c="24"/>selected = i;</text:p>
      <text:p text:style-name="PreformattedText"><text:s text:c="20"/>}</text:p>
      <text:p text:style-name="PreformattedText"><text:s text:c="16"/>}</text:p>
      <text:p text:style-name="PreformattedText"><text:s text:c="12"/>}</text:p>
      <text:p text:style-name="PreformattedText"><text:s text:c="8"/>}</text:p>
      <text:p text:style-name="PreformattedText"/>
      <text:p text:style-name="PreformattedText"><text:s text:c="8"/>if(selected != -1) {</text:p>
      <text:p text:style-name="PreformattedText"><text:s text:c="12"/>if(firstTime[selected]) {</text:p>
      <text:p text:style-name="PreformattedText"><text:s text:c="16"/>p[selected].startTime = currentTime;</text:p>
      <text:p text:style-name="PreformattedText"><text:s text:c="16"/>p[selected].responseTime = currentTime - p[selected].arrivalTime;</text:p>
      <text:p text:style-name="PreformattedText"><text:s text:c="16"/>firstTime[selected] = 0;</text:p>
      <text:p text:style-name="PreformattedText"><text:s text:c="12"/>}</text:p>
      <text:p text:style-name="PreformattedText"/>
      <text:p text:style-name="PreformattedText"><text:s text:c="12"/>remainingTime[selected]--;</text:p>
      <text:p text:style-name="PreformattedText"><text:s text:c="12"/>currentTime++;</text:p>
      <text:p text:style-name="PreformattedText"/>
      <text:p text:style-name="PreformattedText"><text:s text:c="12"/>if(remainingTime[selected] == 0) {</text:p>
      <text:p text:style-name="PreformattedText"><text:s text:c="16"/>completed++;</text:p>
      <text:p text:style-name="PreformattedText"><text:s text:c="16"/>p[selected].completionTime = currentTime;</text:p>
      <text:p text:style-name="PreformattedText"><text:s text:c="16"/>p[selected].turnTime = p[selected].completionTime - p[selected].arrivalTime;</text:p>
      <text:p text:style-name="PreformattedText"><text:s text:c="16"/>p[selected].waitingTime = p[selected].turnTime - p[selected].burstTime;</text:p>
      <text:p text:style-name="PreformattedText"><text:s text:c="12"/>}</text:p>
      <text:p text:style-name="PreformattedText"><text:s text:c="8"/>} else {</text:p>
      <text:p text:style-name="PreformattedText"><text:s text:c="12"/>currentTime++;</text:p>
      <text:p text:style-name="PreformattedText"><text:s text:c="8"/>}</text:p>
      <text:p text:style-name="PreformattedText"><text:s text:c="4"/>}</text:p>
      <text:p text:style-name="PreformattedText"/>
      <text:p text:style-name="PreformattedText"><text:s text:c="4"/>free(remainingTime);</text:p>
      <text:p text:style-name="PreformattedText"><text:s text:c="4"/>free(firstTime);</text:p>
      <text:p text:style-name="PreformattedText">}</text:p>
      <text:p text:style-name="PreformattedText"/>
      <text:p text:style-name="PreformattedText">void RoundRobin(struct Process p[], int n, int timeQuantum) {</text:p>
      <text:p text:style-name="PreformattedText"><text:s text:c="4"/>struct Queue q;</text:p>
      <text:p text:style-name="PreformattedText"><text:s text:c="4"/>initQueue(&amp;q);</text:p>
      <text:p text:style-name="PreformattedText"/>
      <text:p text:style-name="PreformattedText"><text:s text:c="4"/>int currentTime = 0;</text:p>
      <text:p text:style-name="PreformattedText"><text:s text:c="4"/>int completed = 0;</text:p>
      <text:p text:style-name="PreformattedText"><text:s text:c="4"/>int remainingTime[n];</text:p>
      <text:p text:style-name="PreformattedText"><text:s text:c="4"/>int mark[n];</text:p>
      <text:p text:style-name="PreformattedText"/>
      <text:p text:style-name="PreformattedText"><text:s text:c="4"/>for(int i = 0; i &lt; n; i++) {</text:p>
      <text:p text:style-name="PreformattedText"><text:s text:c="8"/>remainingTime[i] = p[i].burstTime;</text:p>
      <text:p text:style-name="PreformattedText"><text:s text:c="8"/>p[i].responseTime = -1;</text:p>
      <text:p text:style-name="PreformattedText"><text:s text:c="8"/>mark[i] = 0;</text:p>
      <text:p text:style-name="PreformattedText"><text:s text:c="4"/>}</text:p>
      <text:p text:style-name="PreformattedText"/>
      <text:p text:style-name="PreformattedText"><text:s text:c="4"/>while(completed != n) {</text:p>
      <text:p text:style-name="PreformattedText"><text:s text:c="8"/>for(int i = 0; i &lt; n; i++) {</text:p>
      <text:p text:style-name="PreformattedText"><text:s text:c="12"/>if(p[i].arrivalTime &lt;= currentTime &amp;&amp; remainingTime[i] &gt; 0 &amp;&amp; mark[i] == 0) {</text:p>
      <text:p text:style-name="PreformattedText"><text:s text:c="16"/>push(&amp;q, i);</text:p>
      <text:p text:style-name="PreformattedText"><text:s text:c="16"/>mark[i] = 1;</text:p>
      <text:p text:style-name="PreformattedText"><text:s text:c="12"/>}</text:p>
      <text:p text:style-name="PreformattedText"><text:s text:c="8"/>}</text:p>
      <text:p text:style-name="PreformattedText"/>
      <text:p text:style-name="PreformattedText"><text:s text:c="8"/>if (!isEmpty(&amp;q)) {</text:p>
      <text:p text:style-name="PreformattedText"><text:s text:c="12"/>int current = pop(&amp;q);</text:p>
      <text:p text:style-name="PreformattedText"><text:s text:c="12"/>if(p[current].responseTime == -1) {</text:p>
      <text:p text:style-name="PreformattedText"><text:s text:c="16"/>p[current].responseTime = currentTime - p[current].arrivalTime;</text:p>
      <text:p text:style-name="PreformattedText"><text:s text:c="16"/>p[current].startTime = currentTime;</text:p>
      <text:p text:style-name="PreformattedText"><text:s text:c="12"/>}</text:p>
      <text:p text:style-name="PreformattedText"/>
      <text:p text:style-name="PreformattedText"><text:s text:c="12"/>int executionTime = (remainingTime[current] &gt; timeQuantum) ? timeQuantum : remainingTime[current];</text:p>
      <text:p text:style-name="PreformattedText"><text:s text:c="12"/>remainingTime[current] -= executionTime;</text:p>
      <text:p text:style-name="PreformattedText"><text:s text:c="12"/>currentTime += executionTime;</text:p>
      <text:p text:style-name="PreformattedText"/>
      <text:p text:style-name="PreformattedText"><text:s text:c="12"/>for(int i = 0; i &lt; n; i++) {</text:p>
      <text:p text:style-name="PreformattedText"><text:s text:c="16"/>if(p[i].arrivalTime &lt;= currentTime &amp;&amp; remainingTime[i] &gt; 0 &amp;&amp; mark[i] == 0) {</text:p>
      <text:p text:style-name="PreformattedText"><text:s text:c="20"/>push(&amp;q, i);</text:p>
      <text:p text:style-name="PreformattedText"><text:s text:c="20"/>mark[i] = 1;</text:p>
      <text:p text:style-name="PreformattedText"><text:s text:c="16"/>}</text:p>
      <text:p text:style-name="PreformattedText"><text:s text:c="12"/>}</text:p>
      <text:p text:style-name="PreformattedText"><text:s text:c="12"/>if(remainingTime[current] == 0) {</text:p>
      <text:p text:style-name="PreformattedText"><text:s text:c="16"/>completed++;</text:p>
      <text:p text:style-name="PreformattedText"><text:s text:c="16"/>p[current].completionTime = currentTime;</text:p>
      <text:p text:style-name="PreformattedText"><text:s text:c="16"/>p[current].turnTime = p[current].completionTime - p[current].arrivalTime;</text:p>
      <text:p text:style-name="PreformattedText"><text:s text:c="16"/>p[current].waitingTime = p[current].turnTime - p[current].burstTime;</text:p>
      <text:p text:style-name="PreformattedText"><text:s text:c="12"/>} else {</text:p>
      <text:p text:style-name="PreformattedText"><text:s text:c="16"/>push(&amp;q, current);</text:p>
      <text:p text:style-name="PreformattedText"><text:s text:c="12"/>}</text:p>
      <text:p text:style-name="PreformattedText"><text:s text:c="8"/>} else {</text:p>
      <text:p text:style-name="PreformattedText"><text:s text:c="12"/>currentTime++;</text:p>
      <text:p text:style-name="PreformattedText"><text:s text:c="8"/>}</text:p>
      <text:p text:style-name="PreformattedText"><text:s text:c="4"/>}</text:p>
      <text:p text:style-name="PreformattedText">}</text:p>
      <text:p text:style-name="PreformattedText"/>
      <text:p text:style-name="PreformattedText">int main() {</text:p>
      <text:p text:style-name="PreformattedText"><text:s text:c="4"/>int n, choice;</text:p>
      <text:p text:style-name="PreformattedText"/>
      <text:p text:style-name="PreformattedText"><text:s text:c="4"/>printf("Enter number of processes: ");</text:p>
      <text:p text:style-name="PreformattedText"><text:s text:c="4"/>scanf("%d", &amp;n);</text:p>
      <text:p text:style-name="PreformattedText"/>
      <text:p text:style-name="PreformattedText"><text:s text:c="4"/>struct Process p[n];</text:p>
      <text:p text:style-name="PreformattedText"/>
      <text:p text:style-name="PreformattedText"><text:s text:c="4"/>for (int i = 0; i &lt; n; i++) {</text:p>
      <text:p text:style-name="PreformattedText"><text:s text:c="8"/>p[i].pid = i + 1;</text:p>
      <text:p text:style-name="PreformattedText"><text:s text:c="8"/>printf("Enter Arrival Time, Burst Time, and Priority for process %d: ", i + 1);</text:p>
      <text:p text:style-name="PreformattedText"><text:s text:c="8"/>scanf("%d %d %d", &amp;p[i].arrivalTime, &amp;p[i].burstTime, &amp;p[i].priority);</text:p>
      <text:p text:style-name="PreformattedText"><text:s text:c="8"/>p[i].remainingTime = p[i].burstTime;</text:p>
      <text:p text:style-name="PreformattedText"><text:s text:c="8"/>p[i].startTime = 0;</text:p>
      <text:p text:style-name="PreformattedText"><text:s text:c="8"/>p[i].completionTime = 0;</text:p>
      <text:p text:style-name="PreformattedText"><text:s text:c="8"/>p[i].turnTime = 0;</text:p>
      <text:p text:style-name="PreformattedText"><text:s text:c="8"/>p[i].waitingTime = 0;</text:p>
      <text:p text:style-name="PreformattedText"><text:s text:c="8"/>p[i].responseTime = -1;</text:p>
      <text:p text:style-name="PreformattedText"><text:s text:c="4"/>}</text:p>
      <text:p text:style-name="PreformattedText"/>
      <text:p text:style-name="PreformattedText"><text:s text:c="4"/>printf("Choose Scheduling Algorithm:\n");</text:p>
      <text:p text:style-name="PreformattedText"><text:s text:c="4"/>printf("1. Shortest Remaining Time First (SRTF)\n");</text:p>
      <text:p text:style-name="PreformattedText"><text:s text:c="4"/>printf("2. Priority Preemptive\n");</text:p>
      <text:p text:style-name="PreformattedText"><text:s text:c="4"/>printf("3. Round Robin\n");</text:p>
      <text:p text:style-name="PreformattedText"><text:s text:c="4"/>printf("Choice: ");</text:p>
      <text:p text:style-name="PreformattedText"><text:s text:c="4"/>scanf("%d", &amp;choice);</text:p>
      <text:p text:style-name="PreformattedText"/>
      <text:soft-page-break/>
      <text:p text:style-name="PreformattedText"><text:s text:c="4"/>switch (choice) {</text:p>
      <text:p text:style-name="PreformattedText"><text:s text:c="8"/>case 1:</text:p>
      <text:p text:style-name="PreformattedText"><text:s text:c="12"/>SRTF(p, n);</text:p>
      <text:p text:style-name="PreformattedText"><text:s text:c="12"/>displayResults(p, n, "SRTF");</text:p>
      <text:p text:style-name="PreformattedText"><text:s text:c="12"/>break;</text:p>
      <text:p text:style-name="PreformattedText"><text:s text:c="8"/>case 2:</text:p>
      <text:p text:style-name="PreformattedText"><text:s text:c="12"/>PriorityPreemptive(p, n);</text:p>
      <text:p text:style-name="PreformattedText"><text:s text:c="12"/>displayResults(p, n, "Priority Preemptive");</text:p>
      <text:p text:style-name="PreformattedText"><text:s text:c="12"/>break;</text:p>
      <text:p text:style-name="PreformattedText"><text:s text:c="8"/>case 3: {</text:p>
      <text:p text:style-name="PreformattedText"><text:s text:c="12"/>int timeQuantum;</text:p>
      <text:p text:style-name="PreformattedText"><text:s text:c="12"/>printf("Enter Time Quantum for Round Robin: ");</text:p>
      <text:p text:style-name="PreformattedText"><text:s text:c="12"/>scanf("%d", &amp;timeQuantum);</text:p>
      <text:p text:style-name="PreformattedText"><text:s text:c="12"/>RoundRobin(p, n, timeQuantum);</text:p>
      <text:p text:style-name="PreformattedText"><text:s text:c="12"/>displayResults(p, n, "Round Robin");</text:p>
      <text:p text:style-name="PreformattedText"><text:s text:c="12"/>break;</text:p>
      <text:p text:style-name="PreformattedText"><text:s text:c="8"/>}</text:p>
      <text:p text:style-name="PreformattedText"><text:s text:c="8"/>default:</text:p>
      <text:p text:style-name="PreformattedText"><text:s text:c="12"/>printf("Invalid choice!\n");</text:p>
      <text:p text:style-name="PreformattedText"><text:s text:c="12"/>return 1;</text:p>
      <text:p text:style-name="PreformattedText"><text:s text:c="4"/>}</text:p>
      <text:p text:style-name="PreformattedText"/>
      <text:p text:style-name="PreformattedText"><text:s text:c="4"/>return 0;</text:p>
      <text:p text:style-name="PreformattedText">}</text:p>
      <text:p text:style-name="PreformattedText"/>
      <text:p text:style-name="PreformattedText"/>
      <text:p text:style-name="PreformattedText"/>
      <text:p text:style-name="PreformattedText">// thread fork</text:p>
      <text:p text:style-name="PreformattedText"/>
      <text:p text:style-name="PreformattedText">#include &lt;stdio.h&gt;</text:p>
      <text:p text:style-name="PreformattedText">#include &lt;stdlib.h&gt;</text:p>
      <text:p text:style-name="PreformattedText">#include &lt;pthread.h&gt;</text:p>
      <text:p text:style-name="PreformattedText"/>
      <text:p text:style-name="PreformattedText">void *printOdd(void *param) {</text:p>
      <text:p text:style-name="PreformattedText"><text:s text:c="4"/>int n = *((int *)param);</text:p>
      <text:p text:style-name="PreformattedText"><text:s text:c="4"/>for (int i = 1; i &lt;= n; i += 2) {</text:p>
      <text:p text:style-name="PreformattedText"><text:s text:c="8"/>printf("Thread Odd: %d\n", i);</text:p>
      <text:p text:style-name="PreformattedText"><text:s text:c="4"/>}</text:p>
      <text:p text:style-name="PreformattedText"><text:s text:c="4"/>pthread_exit(NULL);</text:p>
      <text:p text:style-name="PreformattedText">}</text:p>
      <text:p text:style-name="PreformattedText"/>
      <text:p text:style-name="PreformattedText">void *printEven(void *param) {</text:p>
      <text:p text:style-name="PreformattedText"><text:s text:c="4"/>int n = *((int *)param);</text:p>
      <text:p text:style-name="PreformattedText"><text:s text:c="4"/>for (int i = 2; i &lt;= n; i += 2) {</text:p>
      <text:p text:style-name="PreformattedText"><text:s text:c="8"/>printf("Thread Even: %d\n", i);</text:p>
      <text:p text:style-name="PreformattedText"><text:s text:c="4"/>}</text:p>
      <text:p text:style-name="PreformattedText"><text:s text:c="4"/>pthread_exit(NULL);</text:p>
      <text:p text:style-name="PreformattedText">}</text:p>
      <text:p text:style-name="PreformattedText"/>
      <text:p text:style-name="PreformattedText">int main() {</text:p>
      <text:p text:style-name="PreformattedText"><text:s text:c="4"/>pthread_t odd_thread, even_thread;</text:p>
      <text:p text:style-name="PreformattedText"><text:s text:c="4"/>int n = 20;</text:p>
      <text:p text:style-name="PreformattedText"/>
      <text:p text:style-name="PreformattedText"><text:s text:c="4"/>pthread_create(&amp;odd_thread, NULL, printOdd, &amp;n);</text:p>
      <text:p text:style-name="PreformattedText"><text:s text:c="4"/>pthread_create(&amp;even_thread, NULL, printEven, &amp;n);</text:p>
      <text:p text:style-name="PreformattedText"/>
      <text:p text:style-name="PreformattedText"><text:s text:c="4"/>// Wait for both threads to finish</text:p>
      <text:p text:style-name="PreformattedText"><text:s text:c="4"/>pthread_join(odd_thread, NULL);</text:p>
      <text:p text:style-name="PreformattedText"><text:s text:c="4"/>pthread_join(even_thread, NULL);</text:p>
      <text:p text:style-name="PreformattedText"/>
      <text:p text:style-name="PreformattedText"><text:s text:c="4"/>return 0;</text:p>
      <text:p text:style-name="PreformattedText">}</text:p>
      <text:p text:style-name="PreformattedText"><text:s/></text:p>
      <text:p text:style-name="PreformattedText"/>
      <text:p text:style-name="PreformattedText">#include &lt;stdio.h&gt;</text:p>
      <text:p text:style-name="PreformattedText">#include &lt;stdlib.h&gt;</text:p>
      <text:p text:style-name="PreformattedText">#include &lt;unistd.h&gt;</text:p>
      <text:p text:style-name="PreformattedText">#include &lt;sys/wait.h&gt;</text:p>
      <text:p text:style-name="PreformattedText"/>
      <text:p text:style-name="PreformattedText">void printOdd(int n) {</text:p>
      <text:p text:style-name="PreformattedText"><text:s text:c="4"/>for (int i = 1; i &lt;= n; i += 2) {</text:p>
      <text:p text:style-name="PreformattedText"><text:s text:c="8"/>printf("Parent Odd: %d\n", i);</text:p>
      <text:p text:style-name="PreformattedText"><text:s text:c="4"/>}</text:p>
      <text:p text:style-name="PreformattedText">}</text:p>
      <text:p text:style-name="PreformattedText"/>
      <text:p text:style-name="PreformattedText">void printEven(int n) {</text:p>
      <text:p text:style-name="PreformattedText"><text:s text:c="4"/>for (int i = 2; i &lt;= n; i += 2) {</text:p>
      <text:p text:style-name="PreformattedText"><text:s text:c="8"/>printf("Child Even: %d\n", i);</text:p>
      <text:p text:style-name="PreformattedText"><text:s text:c="4"/>}</text:p>
      <text:p text:style-name="PreformattedText">}</text:p>
      <text:p text:style-name="PreformattedText"/>
      <text:p text:style-name="PreformattedText">int main() {</text:p>
      <text:p text:style-name="PreformattedText"><text:s text:c="4"/>pid_t pid;</text:p>
      <text:p text:style-name="PreformattedText"><text:s text:c="4"/>int n = 20;</text:p>
      <text:p text:style-name="PreformattedText"/>
      <text:p text:style-name="PreformattedText"><text:s text:c="4"/>pid = fork();</text:p>
      <text:p text:style-name="PreformattedText"/>
      <text:p text:style-name="PreformattedText"><text:s text:c="4"/>if (pid &gt; 0) {</text:p>
      <text:p text:style-name="PreformattedText"><text:s text:c="8"/>// Parent process prints odd numbers</text:p>
      <text:p text:style-name="PreformattedText"><text:s text:c="8"/>printOdd(n);</text:p>
      <text:p text:style-name="PreformattedText"><text:s text:c="8"/>wait(NULL); <text:s/></text:p>
      <text:p text:style-name="PreformattedText"><text:s text:c="4"/>}</text:p>
      <text:p text:style-name="PreformattedText"><text:s text:c="4"/>else if (pid == 0) {</text:p>
      <text:p text:style-name="PreformattedText"><text:s text:c="8"/>// Child process prints even numbers</text:p>
      <text:p text:style-name="PreformattedText"><text:s text:c="8"/>printEven(n);</text:p>
      <text:p text:style-name="PreformattedText"><text:s text:c="8"/>exit(0);</text:p>
      <text:p text:style-name="PreformattedText"><text:s text:c="4"/>}</text:p>
      <text:p text:style-name="PreformattedText"><text:s text:c="4"/>else {</text:p>
      <text:p text:style-name="PreformattedText"><text:s text:c="8"/>// Fork failed</text:p>
      <text:p text:style-name="PreformattedText"><text:s text:c="8"/>printf("Fork failed!\n");</text:p>
      <text:p text:style-name="PreformattedText"><text:s text:c="8"/>return 1;</text:p>
      <text:p text:style-name="PreformattedText"><text:s text:c="4"/>}</text:p>
      <text:p text:style-name="PreformattedText"/>
      <text:p text:style-name="PreformattedText"><text:s text:c="4"/>return 0;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57:00Z</meta:creation-date>
    <dc:date>2024-11-18T13:57:00Z</dc:date>
    <meta:template xlink:href="Normal" xlink:type="simple"/>
    <meta:editing-cycles>2</meta:editing-cycles>
    <meta:editing-duration>PT0S</meta:editing-duration>
    <meta:document-statistic meta:page-count="20" meta:paragraph-count="59" meta:word-count="4482" meta:character-count="29976" meta:row-count="212" meta:non-whitespace-character-count="25553"/>
  </office:meta>
</office:document-meta>
</file>